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05B0000005C89BAD5C8CF208B8E.png" manifest:media-type="image/png"/>
  <manifest:file-entry manifest:full-path="Pictures/100002010000005B0000005C6F1AD6B5FFAE6F9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4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 Black2" svg:font-family="'Arial Black'" style:font-adornments="Regular" style:font-pitch="variable"/>
    <style:font-face style:name="Arial4" svg:font-family="Arial" style:font-adornments="Regular" style:font-family-generic="modern" style:font-pitch="variable"/>
    <style:font-face style:name="Courier New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1cm" svg:stroke-color="#00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11cm" fo:min-width="0cm"/>
    </style:style>
    <style:style style:name="gr4" style:family="graphic" style:parent-style-name="standard">
      <style:graphic-properties draw:stroke="none" svg:stroke-color="#000000" draw:fill="hatch" draw:fill-hatch-name="Black_20_45_20_Degrees" draw:textarea-horizontal-align="justify" draw:textarea-vertical-align="middle" draw:auto-grow-height="false" fo:min-height="1.575cm" fo:min-width="0cm"/>
    </style:style>
    <style:style style:name="gr5" style:family="graphic" style:parent-style-name="objectwithoutfill">
      <style:graphic-properties svg:stroke-width="0.1cm" svg:stroke-color="#000000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ole-draw-aspect="1" style:protect="size"/>
    </style:style>
    <style:style style:name="gr7" style:family="graphic" style:parent-style-name="standard">
      <style:graphic-properties svg:stroke-width="0.106cm" svg:stroke-color="#000000" draw:marker-start-width="0.458cm" draw:marker-end-width="0.458cm" draw:fill="none" draw:textarea-horizontal-align="justify" draw:textarea-vertical-align="middle" draw:auto-grow-height="false" fo:min-height="0.4cm" fo:min-width="0.262cm" fo:padding-top="0.177cm" fo:padding-bottom="0.177cm" fo:padding-left="0.302cm" fo:padding-right="0.302cm"/>
    </style:style>
    <style:style style:name="gr8" style:family="graphic" style:parent-style-name="standard">
      <style:graphic-properties svg:stroke-width="0.106cm" svg:stroke-color="#000000" draw:marker-start-width="0.458cm" draw:marker-end-width="0.458cm" draw:fill="none" draw:textarea-horizontal-align="justify" draw:textarea-vertical-align="middle" draw:auto-grow-height="false" fo:min-height="0.451cm" fo:min-width="0.489cm" fo:padding-top="0.177cm" fo:padding-bottom="0.177cm" fo:padding-left="0.302cm" fo:padding-right="0.302cm"/>
    </style:style>
    <style:style style:name="gr9" style:family="graphic" style:parent-style-name="objectwithoutfill">
      <style:graphic-properties draw:stroke="dash" draw:stroke-dash="Ultrafine_20_Dashed" svg:stroke-width="0.1cm" svg:stroke-color="#00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dash" draw:stroke-dash="Ultrafine_20_Dashed" svg:stroke-color="#000000" draw:fill="solid" draw:fill-color="#000000" draw:textarea-horizontal-align="justify" draw:textarea-vertical-align="middle" draw:auto-grow-height="false" fo:min-height="0.011cm" fo:min-width="0cm"/>
    </style:style>
    <style:style style:name="gr11" style:family="graphic" style:parent-style-name="standard">
      <style:graphic-properties svg:stroke-width="0.106cm" svg:stroke-color="#000000" draw:marker-start-width="0.458cm" draw:marker-end-width="0.458cm" draw:fill="none" draw:textarea-horizontal-align="justify" draw:textarea-vertical-align="middle" draw:auto-grow-height="false" fo:min-height="0.504cm" fo:min-width="0.366cm" fo:padding-top="0.177cm" fo:padding-bottom="0.177cm" fo:padding-left="0.302cm" fo:padding-right="0.302cm"/>
    </style:style>
    <style:style style:name="gr12" style:family="graphic" style:parent-style-name="standard">
      <style:graphic-properties draw:stroke="none" draw:fill="none" draw:ole-draw-aspect="1" style:protect="size"/>
    </style:style>
    <style:style style:name="gr13" style:family="graphic" style:parent-style-name="standard">
      <style:graphic-properties svg:stroke-width="0.106cm" svg:stroke-color="#000000" draw:marker-start-width="0.458cm" draw:marker-end-width="0.458cm" draw:fill="none" draw:textarea-horizontal-align="justify" draw:textarea-vertical-align="middle" draw:auto-grow-height="false" fo:min-height="0.555cm" fo:min-width="0.593cm" fo:padding-top="0.177cm" fo:padding-bottom="0.177cm" fo:padding-left="0.302cm" fo:padding-right="0.302cm"/>
    </style:style>
    <style:style style:name="gr14" style:family="graphic" style:parent-style-name="objectwithoutfill">
      <style:graphic-properties svg:stroke-width="0.2cm" svg:stroke-color="#77216f" draw:marker-start-width="0.6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draw:fill="solid" draw:fill-color="#000000" draw:textarea-horizontal-align="justify" draw:textarea-vertical-align="middle" draw:auto-grow-height="false" fo:min-height="0.011cm" fo:min-width="0cm"/>
    </style:style>
    <style:style style:name="gr16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1.575cm" fo:min-width="0cm"/>
    </style:style>
    <style:style style:name="gr17" style:family="graphic" style:parent-style-name="standard">
      <style:graphic-properties svg:stroke-width="0.106cm" draw:marker-start-width="0.459cm" draw:marker-end-width="0.459cm" draw:fill="none" draw:textarea-horizontal-align="justify" draw:textarea-vertical-align="middle" draw:auto-grow-height="false" fo:min-height="0.504cm" fo:min-width="0.366cm" fo:padding-top="0.178cm" fo:padding-bottom="0.178cm" fo:padding-left="0.303cm" fo:padding-right="0.303cm"/>
    </style:style>
    <style:style style:name="gr18" style:family="graphic" style:parent-style-name="standard">
      <style:graphic-properties svg:stroke-width="0.106cm" svg:stroke-color="#000000" draw:marker-start-width="0.459cm" draw:marker-end-width="0.459cm" draw:fill="none" draw:textarea-horizontal-align="justify" draw:textarea-vertical-align="middle" draw:auto-grow-height="false" fo:min-height="0.555cm" fo:min-width="0.593cm" fo:padding-top="0.178cm" fo:padding-bottom="0.178cm" fo:padding-left="0.303cm" fo:padding-right="0.303cm"/>
    </style:style>
    <style:style style:name="gr19" style:family="graphic" style:parent-style-name="objectwithoutfill">
      <style:graphic-properties draw:stroke="solid" draw:stroke-dash="Ultrafine_20_Dashed" svg:stroke-width="0.1cm" svg:stroke-color="#00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2cm" svg:stroke-color="#800000" draw:marker-start-width="0.5cm" draw:marker-end="Arrow" draw:marker-end-width="0.6cm" draw:fill="none" draw:textarea-horizontal-align="center" draw:textarea-vertical-align="middle" fo:padding-top="0.1cm" fo:padding-bottom="0.1cm" fo:padding-left="0.1cm" fo:padding-right="0.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2" style:family="graphic" style:parent-style-name="standard">
      <style:graphic-properties draw:fill="solid" draw:fill-color="#fcd3c1" draw:opacity="50%" draw:textarea-horizontal-align="justify" draw:textarea-vertical-align="middle" draw:auto-grow-height="false" fo:min-height="2.268cm" fo:min-width="0.951cm" draw:shadow-opacity="50%"/>
    </style:style>
    <style:style style:name="gr23" style:family="graphic" style:parent-style-name="standard">
      <style:graphic-properties draw:fill="solid" draw:fill-color="#fcd3c1" draw:opacity="50%" draw:textarea-horizontal-align="justify" draw:textarea-vertical-align="middle" draw:auto-grow-height="false" fo:min-height="2.268cm" fo:min-width="5.389cm" draw:shadow-opacity="50%"/>
    </style:style>
    <style:style style:name="gr24" style:family="graphic" style:parent-style-name="standard">
      <style:graphic-properties draw:fill="solid" draw:fill-color="#fcd3c1" draw:opacity="50%" draw:textarea-horizontal-align="justify" draw:textarea-vertical-align="middle" draw:auto-grow-height="false" fo:min-height="1.333cm" fo:min-width="6.978cm" draw:shadow-opacity="50%"/>
    </style:style>
    <style:style style:name="gr25" style:family="graphic" style:parent-style-name="standard">
      <style:graphic-properties draw:fill="solid" draw:fill-color="#adc5e7" draw:opacity="50%" draw:textarea-horizontal-align="justify" draw:textarea-vertical-align="middle" draw:auto-grow-height="false" fo:min-height="1.133cm" fo:min-width="7.245cm" draw:shadow-opacity="50%"/>
    </style:style>
    <style:style style:name="gr26" style:family="graphic" style:parent-style-name="standard">
      <style:graphic-properties svg:stroke-color="#000000" draw:fill="solid" draw:fill-color="#adc5e7" draw:opacity="50%" draw:textarea-horizontal-align="justify" draw:textarea-vertical-align="middle" draw:auto-grow-height="false" fo:min-height="2.268cm" fo:min-width="0.951cm" draw:shadow-opacity="50%"/>
    </style:style>
    <style:style style:name="gr27" style:family="graphic" style:parent-style-name="standard">
      <style:graphic-properties svg:stroke-color="#000000" draw:fill="solid" draw:fill-color="#adc5e7" draw:opacity="50%" draw:textarea-horizontal-align="justify" draw:textarea-vertical-align="middle" draw:auto-grow-height="false" fo:min-height="2.268cm" fo:min-width="1.287cm" draw:shadow-opacity="50%"/>
    </style:style>
    <style:style style:name="gr28" style:family="graphic" style:parent-style-name="standard">
      <style:graphic-properties svg:stroke-color="#000000" draw:fill="solid" draw:fill-color="#adc5e7" draw:opacity="50%" draw:textarea-horizontal-align="justify" draw:textarea-vertical-align="middle" draw:auto-grow-height="false" fo:min-height="2.268cm" fo:min-width="1.109cm" draw:shadow-opacity="50%"/>
    </style:style>
    <style:style style:name="gr29" style:family="graphic" style:parent-style-name="standard">
      <style:graphic-properties svg:stroke-color="#000000" draw:fill="solid" draw:fill-color="#adc5e7" draw:opacity="50%" draw:textarea-horizontal-align="justify" draw:textarea-vertical-align="middle" draw:auto-grow-height="false" fo:min-height="0.859cm" fo:min-width="0.932cm" draw:shadow-opacity="50%"/>
    </style:style>
    <style:style style:name="gr30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4.986cm" fo:min-width="0cm" fo:padding-top="0.175cm" fo:padding-bottom="0.175cm" fo:padding-left="0.3cm" fo:padding-right="0.3cm"/>
    </style:style>
    <style:style style:name="gr31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2.69cm" fo:min-width="0cm" fo:padding-top="0.175cm" fo:padding-bottom="0.175cm" fo:padding-left="0.3cm" fo:padding-right="0.3cm"/>
    </style:style>
    <style:style style:name="gr32" style:family="graphic" style:parent-style-name="standard">
      <style:graphic-properties draw:fill="solid" draw:fill-color="#adc5e7" draw:opacity="50%" draw:textarea-horizontal-align="justify" draw:textarea-vertical-align="middle" draw:auto-grow-height="false" fo:min-height="4.686cm" fo:min-width="0.951cm" draw:shadow-opacity="50%"/>
    </style:style>
    <style:style style:name="gr33" style:family="graphic" style:parent-style-name="standard">
      <style:graphic-properties draw:fill="solid" draw:fill-color="#adc5e7" draw:opacity="50%" draw:textarea-horizontal-align="justify" draw:textarea-vertical-align="middle" draw:auto-grow-height="false" fo:min-height="0.95cm" fo:min-width="9.226cm" draw:shadow-opacity="50%"/>
    </style:style>
    <style:style style:name="gr34" style:family="graphic" style:parent-style-name="standard">
      <style:graphic-properties draw:fill="solid" draw:fill-color="#adc5e7" draw:opacity="50%" draw:textarea-horizontal-align="justify" draw:textarea-vertical-align="middle" draw:auto-grow-height="false" fo:min-height="0.831cm" fo:min-width="9.091cm" draw:shadow-opacity="50%"/>
    </style:style>
    <style:style style:name="gr35" style:family="graphic" style:parent-style-name="standard">
      <style:graphic-properties draw:fill="solid" draw:fill-color="#adc5e7" draw:opacity="50%" draw:textarea-horizontal-align="justify" draw:textarea-vertical-align="middle" draw:auto-grow-height="false" fo:min-height="0.859cm" fo:min-width="0.932cm" draw:shadow-opacity="50%"/>
    </style:style>
    <style:style style:name="gr36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7.9cm" fo:min-width="0cm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8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2.447cm" fo:min-width="0cm" fo:padding-top="0.175cm" fo:padding-bottom="0.175cm" fo:padding-left="0.3cm" fo:padding-right="0.3cm"/>
    </style:style>
    <style:style style:name="gr39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2.173cm" fo:min-width="0cm" fo:padding-top="0.175cm" fo:padding-bottom="0.175cm" fo:padding-left="0.3cm" fo:padding-right="0.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644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3.668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2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882cm"/>
    </style:style>
    <style:style style:name="pr1" style:family="presentation" style:parent-style-name="Default-title">
      <style:graphic-properties fo:min-height="3.785cm"/>
    </style:style>
    <style:style style:name="pr2" style:family="presentation" style:parent-style-name="Default-outline1">
      <style:graphic-properties fo:min-height="8.287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_20_1-title">
      <style:graphic-properties draw:auto-grow-height="true" fo:min-height="2.492cm"/>
    </style:style>
    <style:style style:name="pr5" style:family="presentation" style:parent-style-name="Default_20_1-notes">
      <style:graphic-properties draw:fill-color="#ffffff" draw:auto-grow-height="true" fo:min-height="13.364cm"/>
    </style:style>
    <style:style style:name="pr6" style:family="presentation" style:parent-style-name="Default_20_1-title">
      <style:graphic-properties fo:min-height="2.492cm"/>
    </style:style>
    <style:style style:name="pr7" style:family="presentation" style:parent-style-name="Default_20_1-outline1">
      <style:graphic-properties fo:min-height="11.929cm"/>
    </style:style>
    <style:style style:name="pr8" style:family="presentation" style:parent-style-name="Default_20_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hatch" draw:fill-hatch-name="Black_20_45_20_Degrees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center"/>
      <style:text-properties style:use-window-font-color="true" fo:font-size="18pt"/>
    </style:style>
    <style:style style:name="P8" style:family="paragraph">
      <loext:graphic-properties draw:fill="none"/>
      <style:paragraph-properties fo:text-align="center"/>
      <style:text-properties fo:font-size="18pt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 draw:fill-color="#ffffff"/>
      <style:paragraph-properties fo:margin-left="0cm" fo:margin-right="0cm" fo:text-indent="0cm"/>
      <style:text-properties fo:font-size="18pt"/>
    </style:style>
    <style:style style:name="P11" style:family="paragraph">
      <loext:graphic-properties draw:fill="solid" draw:fill-color="#fcd3c1" draw:opacity="50%"/>
      <style:paragraph-properties fo:text-align="center"/>
    </style:style>
    <style:style style:name="P12" style:family="paragraph">
      <loext:graphic-properties draw:fill="solid" draw:fill-color="#adc5e7" draw:opacity="50%"/>
      <style:paragraph-properties fo:text-align="center"/>
    </style:style>
    <style:style style:name="P13" style:family="paragraph">
      <loext:graphic-properties draw:fill="none" draw:fill-color="#ffffff"/>
      <style:paragraph-properties fo:margin-left="0cm" fo:margin-right="0cm" fo:text-indent="0cm"/>
      <style:text-properties style:font-name="Courier New2" fo:font-size="22pt" style:font-size-asian="22pt" style:font-size-complex="22pt"/>
    </style:style>
    <style:style style:name="T1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use-window-font-color="true" fo:font-size="18pt"/>
    </style:style>
    <style:style style:name="T4" style:family="text">
      <style:text-properties fo:font-size="18pt"/>
    </style:style>
    <style:style style:name="T5" style:family="text">
      <style:text-properties fo:font-size="18pt" fo:font-style="italic" style:font-style-asian="italic" style:font-style-complex="italic"/>
    </style:style>
    <style:style style:name="T6" style:family="text">
      <style:text-properties style:font-name="Courier New2" fo:font-size="22pt" style:font-size-asian="22pt" style:font-size-complex="22pt"/>
    </style:style>
    <style:style style:name="T7" style:family="text">
      <style:text-properties style:font-name="Courier New2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785cm" svg:x="1.251cm" svg:y="5.393cm" presentation:class="title" presentation:user-transformed="true">
          <draw:text-box>
            <text:p>MEF 01: Resolución de problemas Mixtos</text:p>
          </draw:text-box>
        </draw:frame>
        <draw:frame presentation:style-name="pr2" draw:text-style-name="P1" draw:layer="layout" svg:width="28cm" svg:height="5.942cm" svg:x="0cm" svg:y="14.914cm" presentation:class="outline" presentation:user-transformed="true">
          <draw:text-box>
            <text:list text:style-name="L2">
              <text:list-header>
                <text:p text:style-name="P1">Mariano Forti <text:s/>- Ruben Weht</text:p>
                <text:p text:style-name="P1"><text:span text:style-name="T1"><text:a xlink:href="mailto:ruweht@cnea.gov.ar" xlink:type="simple">ruweht@cnea.gov.ar</text:a></text:span><text:span text:style-name="T1"> <text:s/></text:span><text:span text:style-name="T1"><text:a xlink:href="mailto:marianodforti@gmail.com" xlink:type="simple">marianodforti@gmail.com</text:a></text:span></text:p>
                <text:p text:style-name="P1"><text:span text:style-name="T2"><text:a xlink:href="http://www.tandar.cnea.gov.ar/~weht/Modelizacion" xlink:type="simple">www.tandar.cnea.gov.ar/~weht/Modelizacion</text:a></text:span><text:span text:style-name="T2"> </text:span><text:span text:style-name="T2"><text:a xlink:href="https://mdforti.github.io/Modelizacion/" xlink:type="simple">https://mdforti.github.io/Modelizacion/</text:a></text:span>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 presentation:user-transformed="true">
          <draw:text-box>
            <text:p>Ejemplo: Problema de los resortes</text:p>
          </draw:text-box>
        </draw:frame>
        <draw:line draw:style-name="gr2" draw:text-style-name="P3" draw:layer="layout" svg:x1="7.135cm" svg:y1="11.137cm" svg:x2="7.625cm" svg:y2="10.033cm">
          <text:p/>
        </draw:line>
        <draw:line draw:style-name="gr2" draw:text-style-name="P3" draw:layer="layout" svg:x1="7.625cm" svg:y1="10.033cm" svg:x2="7.871cm" svg:y2="11.874cm">
          <text:p/>
        </draw:line>
        <draw:line draw:style-name="gr2" draw:text-style-name="P3" draw:layer="layout" svg:x1="7.871cm" svg:y1="11.885cm" svg:x2="8.336cm" svg:y2="10.055cm">
          <text:p/>
        </draw:line>
        <draw:line draw:style-name="gr2" draw:text-style-name="P3" draw:layer="layout" svg:x1="8.336cm" svg:y1="10.032cm" svg:x2="8.582cm" svg:y2="11.873cm">
          <text:p/>
        </draw:line>
        <draw:line draw:style-name="gr2" draw:text-style-name="P3" draw:layer="layout" svg:x1="8.582cm" svg:y1="11.884cm" svg:x2="9.047cm" svg:y2="10.054cm">
          <text:p/>
        </draw:line>
        <draw:line draw:style-name="gr2" draw:text-style-name="P3" draw:layer="layout" svg:x1="9.047cm" svg:y1="10.054cm" svg:x2="9.293cm" svg:y2="11.895cm">
          <text:p/>
        </draw:line>
        <draw:line draw:style-name="gr2" draw:text-style-name="P3" draw:layer="layout" svg:x1="9.293cm" svg:y1="11.906cm" svg:x2="9.758cm" svg:y2="10.076cm">
          <text:p/>
        </draw:line>
        <draw:line draw:style-name="gr2" draw:text-style-name="P3" draw:layer="layout" svg:x1="9.758cm" svg:y1="10.076cm" svg:x2="10.004cm" svg:y2="11.917cm">
          <text:p/>
        </draw:line>
        <draw:line draw:style-name="gr2" draw:text-style-name="P3" draw:layer="layout" svg:x1="10.004cm" svg:y1="11.928cm" svg:x2="10.469cm" svg:y2="10.098cm">
          <text:p/>
        </draw:line>
        <draw:line draw:style-name="gr2" draw:text-style-name="P3" draw:layer="layout" svg:x1="10.469cm" svg:y1="10.098cm" svg:x2="10.715cm" svg:y2="11.939cm">
          <text:p/>
        </draw:line>
        <draw:line draw:style-name="gr2" draw:text-style-name="P3" draw:layer="layout" svg:x1="10.715cm" svg:y1="11.939cm" svg:x2="11.091cm" svg:y2="11.091cm">
          <text:p/>
        </draw:line>
        <draw:line draw:style-name="gr2" draw:text-style-name="P3" draw:layer="layout" svg:x1="7.135cm" svg:y1="11.137cm" svg:x2="6.341cm" svg:y2="11.111cm">
          <text:p/>
        </draw:line>
        <draw:line draw:style-name="gr2" draw:text-style-name="P3" draw:layer="layout" svg:x1="11.835cm" svg:y1="11.137cm" svg:x2="12.325cm" svg:y2="10.033cm">
          <text:p/>
        </draw:line>
        <draw:line draw:style-name="gr2" draw:text-style-name="P3" draw:layer="layout" svg:x1="12.325cm" svg:y1="10.033cm" svg:x2="12.571cm" svg:y2="11.874cm">
          <text:p/>
        </draw:line>
        <draw:line draw:style-name="gr2" draw:text-style-name="P3" draw:layer="layout" svg:x1="12.571cm" svg:y1="11.885cm" svg:x2="13.036cm" svg:y2="10.055cm">
          <text:p/>
        </draw:line>
        <draw:line draw:style-name="gr2" draw:text-style-name="P3" draw:layer="layout" svg:x1="13.036cm" svg:y1="10.032cm" svg:x2="13.282cm" svg:y2="11.873cm">
          <text:p/>
        </draw:line>
        <draw:line draw:style-name="gr2" draw:text-style-name="P3" draw:layer="layout" svg:x1="13.282cm" svg:y1="11.884cm" svg:x2="13.747cm" svg:y2="10.054cm">
          <text:p/>
        </draw:line>
        <draw:line draw:style-name="gr2" draw:text-style-name="P3" draw:layer="layout" svg:x1="13.747cm" svg:y1="10.054cm" svg:x2="13.993cm" svg:y2="11.895cm">
          <text:p/>
        </draw:line>
        <draw:line draw:style-name="gr2" draw:text-style-name="P3" draw:layer="layout" svg:x1="13.993cm" svg:y1="11.906cm" svg:x2="14.458cm" svg:y2="10.076cm">
          <text:p/>
        </draw:line>
        <draw:line draw:style-name="gr2" draw:text-style-name="P3" draw:layer="layout" svg:x1="14.458cm" svg:y1="10.076cm" svg:x2="14.704cm" svg:y2="11.917cm">
          <text:p/>
        </draw:line>
        <draw:line draw:style-name="gr2" draw:text-style-name="P3" draw:layer="layout" svg:x1="14.704cm" svg:y1="11.928cm" svg:x2="15.169cm" svg:y2="10.098cm">
          <text:p/>
        </draw:line>
        <draw:line draw:style-name="gr2" draw:text-style-name="P3" draw:layer="layout" svg:x1="15.169cm" svg:y1="10.098cm" svg:x2="15.415cm" svg:y2="11.939cm">
          <text:p/>
        </draw:line>
        <draw:line draw:style-name="gr2" draw:text-style-name="P3" draw:layer="layout" svg:x1="15.415cm" svg:y1="11.939cm" svg:x2="15.791cm" svg:y2="11.091cm">
          <text:p/>
        </draw:line>
        <draw:line draw:style-name="gr2" draw:text-style-name="P3" draw:layer="layout" svg:x1="11.835cm" svg:y1="11.137cm" svg:x2="11.041cm" svg:y2="11.111cm">
          <text:p/>
        </draw:line>
        <draw:line draw:style-name="gr2" draw:text-style-name="P3" draw:layer="layout" svg:x1="16.585cm" svg:y1="11.137cm" svg:x2="17.075cm" svg:y2="10.033cm">
          <text:p/>
        </draw:line>
        <draw:line draw:style-name="gr2" draw:text-style-name="P3" draw:layer="layout" svg:x1="17.075cm" svg:y1="10.033cm" svg:x2="17.321cm" svg:y2="11.874cm">
          <text:p/>
        </draw:line>
        <draw:line draw:style-name="gr2" draw:text-style-name="P3" draw:layer="layout" svg:x1="17.321cm" svg:y1="11.885cm" svg:x2="17.786cm" svg:y2="10.055cm">
          <text:p/>
        </draw:line>
        <draw:line draw:style-name="gr2" draw:text-style-name="P3" draw:layer="layout" svg:x1="17.786cm" svg:y1="10.032cm" svg:x2="18.032cm" svg:y2="11.873cm">
          <text:p/>
        </draw:line>
        <draw:line draw:style-name="gr2" draw:text-style-name="P3" draw:layer="layout" svg:x1="18.032cm" svg:y1="11.884cm" svg:x2="18.497cm" svg:y2="10.054cm">
          <text:p/>
        </draw:line>
        <draw:line draw:style-name="gr2" draw:text-style-name="P3" draw:layer="layout" svg:x1="18.497cm" svg:y1="10.054cm" svg:x2="18.743cm" svg:y2="11.895cm">
          <text:p/>
        </draw:line>
        <draw:line draw:style-name="gr2" draw:text-style-name="P3" draw:layer="layout" svg:x1="18.743cm" svg:y1="11.906cm" svg:x2="19.208cm" svg:y2="10.076cm">
          <text:p/>
        </draw:line>
        <draw:line draw:style-name="gr2" draw:text-style-name="P3" draw:layer="layout" svg:x1="19.208cm" svg:y1="10.076cm" svg:x2="19.454cm" svg:y2="11.917cm">
          <text:p/>
        </draw:line>
        <draw:line draw:style-name="gr2" draw:text-style-name="P3" draw:layer="layout" svg:x1="19.454cm" svg:y1="11.928cm" svg:x2="19.919cm" svg:y2="10.098cm">
          <text:p/>
        </draw:line>
        <draw:line draw:style-name="gr2" draw:text-style-name="P3" draw:layer="layout" svg:x1="19.919cm" svg:y1="10.098cm" svg:x2="20.165cm" svg:y2="11.939cm">
          <text:p/>
        </draw:line>
        <draw:line draw:style-name="gr2" draw:text-style-name="P3" draw:layer="layout" svg:x1="20.165cm" svg:y1="11.939cm" svg:x2="20.541cm" svg:y2="11.091cm">
          <text:p/>
        </draw:line>
        <draw:line draw:style-name="gr2" draw:text-style-name="P3" draw:layer="layout" svg:x1="16.585cm" svg:y1="11.137cm" svg:x2="15.791cm" svg:y2="11.111cm">
          <text:p/>
        </draw:line>
        <draw:line draw:style-name="gr2" draw:text-style-name="P3" draw:layer="layout" svg:x1="21.335cm" svg:y1="11.117cm" svg:x2="20.541cm" svg:y2="11.091cm">
          <text:p/>
        </draw:line>
        <draw:custom-shape draw:style-name="gr3" draw:text-style-name="P4" draw:layer="layout" svg:width="0.311cm" svg:height="0.369cm" svg:x="6.535cm" svg:y="10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311cm" svg:height="0.369cm" svg:x="11.291cm" svg:y="1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311cm" svg:height="0.369cm" svg:x="16.029cm" svg:y="10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311cm" svg:height="0.369cm" svg:x="20.768cm" svg:y="10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447cm" svg:height="1.825cm" svg:x="5.894cm" svg:y="10.14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341cm" svg:y1="10.14cm" svg:x2="6.341cm" svg:y2="11.965cm">
          <text:p/>
        </draw:line>
        <draw:line draw:style-name="gr5" draw:text-style-name="P3" draw:layer="layout" svg:x1="21.079cm" svg:y1="11.117cm" svg:x2="22.905cm" svg:y2="11.117cm">
          <text:p/>
        </draw:line>
        <draw:frame draw:style-name="gr6" draw:text-style-name="P6" draw:layer="layout" svg:width="1.028cm" svg:height="1.091cm" svg:x="21.696cm" svg:y="11.6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7" draw:text-style-name="P7" draw:layer="layout" svg:width="1.224cm" svg:height="1.066cm" svg:x="6.068cm" svg:y="12.029cm">
          <text:p text:style-name="P1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24cm" svg:height="1.066cm" svg:x="10.868cm" svg:y="12.029cm">
          <text:p text:style-name="P1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24cm" svg:height="1.066cm" svg:x="15.568cm" svg:y="12.029cm">
          <text:p text:style-name="P1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24cm" svg:height="1.066cm" svg:x="20.368cm" svg:y="12.029cm">
          <text:p text:style-name="P1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093cm" svg:height="0.805cm" svg:x="8.201cm" svg:y="8.849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093cm" svg:height="0.805cm" svg:x="13.202cm" svg:y="8.85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093cm" svg:height="0.805cm" svg:x="18.103cm" svg:y="8.851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1T1">
        <office:forms form:automatic-focus="false" form:apply-design-mode="false"/>
        <draw:frame presentation:style-name="pr6" draw:layer="layout" svg:width="27.295cm" svg:height="2.492cm" svg:x="0.705cm" svg:y="1.199cm" presentation:class="title">
          <draw:text-box>
            <text:p>Fuerzas en los nodos</text:p>
          </draw:text-box>
        </draw:frame>
        <draw:line draw:style-name="gr2" draw:text-style-name="P3" draw:layer="layout" svg:x1="6.762cm" svg:y1="9.263cm" svg:x2="7.252cm" svg:y2="8.159cm">
          <text:p/>
        </draw:line>
        <draw:line draw:style-name="gr2" draw:text-style-name="P3" draw:layer="layout" svg:x1="7.252cm" svg:y1="8.159cm" svg:x2="7.498cm" svg:y2="10cm">
          <text:p/>
        </draw:line>
        <draw:line draw:style-name="gr2" draw:text-style-name="P3" draw:layer="layout" svg:x1="7.498cm" svg:y1="10.011cm" svg:x2="7.963cm" svg:y2="8.181cm">
          <text:p/>
        </draw:line>
        <draw:line draw:style-name="gr2" draw:text-style-name="P3" draw:layer="layout" svg:x1="7.963cm" svg:y1="8.158cm" svg:x2="8.209cm" svg:y2="9.999cm">
          <text:p/>
        </draw:line>
        <draw:line draw:style-name="gr2" draw:text-style-name="P3" draw:layer="layout" svg:x1="8.209cm" svg:y1="10.01cm" svg:x2="8.674cm" svg:y2="8.18cm">
          <text:p/>
        </draw:line>
        <draw:line draw:style-name="gr2" draw:text-style-name="P3" draw:layer="layout" svg:x1="8.674cm" svg:y1="8.18cm" svg:x2="8.92cm" svg:y2="10.021cm">
          <text:p/>
        </draw:line>
        <draw:line draw:style-name="gr2" draw:text-style-name="P3" draw:layer="layout" svg:x1="8.92cm" svg:y1="10.032cm" svg:x2="9.385cm" svg:y2="8.202cm">
          <text:p/>
        </draw:line>
        <draw:line draw:style-name="gr2" draw:text-style-name="P3" draw:layer="layout" svg:x1="9.385cm" svg:y1="8.202cm" svg:x2="9.631cm" svg:y2="10.043cm">
          <text:p/>
        </draw:line>
        <draw:line draw:style-name="gr2" draw:text-style-name="P3" draw:layer="layout" svg:x1="9.631cm" svg:y1="10.054cm" svg:x2="10.096cm" svg:y2="8.224cm">
          <text:p/>
        </draw:line>
        <draw:line draw:style-name="gr2" draw:text-style-name="P3" draw:layer="layout" svg:x1="10.096cm" svg:y1="8.224cm" svg:x2="10.342cm" svg:y2="10.065cm">
          <text:p/>
        </draw:line>
        <draw:line draw:style-name="gr2" draw:text-style-name="P3" draw:layer="layout" svg:x1="10.342cm" svg:y1="10.065cm" svg:x2="10.718cm" svg:y2="9.217cm">
          <text:p/>
        </draw:line>
        <draw:line draw:style-name="gr2" draw:text-style-name="P3" draw:layer="layout" svg:x1="6.762cm" svg:y1="9.263cm" svg:x2="5.968cm" svg:y2="9.237cm">
          <text:p/>
        </draw:line>
        <draw:line draw:style-name="gr9" draw:text-style-name="P3" draw:layer="layout" svg:x1="11.462cm" svg:y1="9.263cm" svg:x2="11.952cm" svg:y2="8.159cm">
          <text:p/>
        </draw:line>
        <draw:line draw:style-name="gr9" draw:text-style-name="P3" draw:layer="layout" svg:x1="11.952cm" svg:y1="8.159cm" svg:x2="12.198cm" svg:y2="10cm">
          <text:p/>
        </draw:line>
        <draw:line draw:style-name="gr9" draw:text-style-name="P3" draw:layer="layout" svg:x1="12.198cm" svg:y1="10.011cm" svg:x2="12.663cm" svg:y2="8.181cm">
          <text:p/>
        </draw:line>
        <draw:line draw:style-name="gr9" draw:text-style-name="P3" draw:layer="layout" svg:x1="12.663cm" svg:y1="8.158cm" svg:x2="12.909cm" svg:y2="9.999cm">
          <text:p/>
        </draw:line>
        <draw:line draw:style-name="gr9" draw:text-style-name="P3" draw:layer="layout" svg:x1="12.909cm" svg:y1="10.01cm" svg:x2="13.374cm" svg:y2="8.18cm">
          <text:p/>
        </draw:line>
        <draw:line draw:style-name="gr9" draw:text-style-name="P3" draw:layer="layout" svg:x1="13.374cm" svg:y1="8.18cm" svg:x2="13.62cm" svg:y2="10.021cm">
          <text:p/>
        </draw:line>
        <draw:line draw:style-name="gr9" draw:text-style-name="P3" draw:layer="layout" svg:x1="13.62cm" svg:y1="10.032cm" svg:x2="14.085cm" svg:y2="8.202cm">
          <text:p/>
        </draw:line>
        <draw:line draw:style-name="gr9" draw:text-style-name="P3" draw:layer="layout" svg:x1="14.085cm" svg:y1="8.202cm" svg:x2="14.331cm" svg:y2="10.043cm">
          <text:p/>
        </draw:line>
        <draw:line draw:style-name="gr9" draw:text-style-name="P3" draw:layer="layout" svg:x1="14.331cm" svg:y1="10.054cm" svg:x2="14.796cm" svg:y2="8.224cm">
          <text:p/>
        </draw:line>
        <draw:line draw:style-name="gr9" draw:text-style-name="P3" draw:layer="layout" svg:x1="14.796cm" svg:y1="8.224cm" svg:x2="15.042cm" svg:y2="10.065cm">
          <text:p/>
        </draw:line>
        <draw:line draw:style-name="gr9" draw:text-style-name="P3" draw:layer="layout" svg:x1="15.042cm" svg:y1="10.065cm" svg:x2="15.418cm" svg:y2="9.217cm">
          <text:p/>
        </draw:line>
        <draw:line draw:style-name="gr2" draw:text-style-name="P3" draw:layer="layout" svg:x1="11.462cm" svg:y1="9.263cm" svg:x2="10.668cm" svg:y2="9.237cm">
          <text:p/>
        </draw:line>
        <draw:line draw:style-name="gr9" draw:text-style-name="P3" draw:layer="layout" svg:x1="16.212cm" svg:y1="9.263cm" svg:x2="16.702cm" svg:y2="8.159cm">
          <text:p/>
        </draw:line>
        <draw:line draw:style-name="gr9" draw:text-style-name="P3" draw:layer="layout" svg:x1="16.702cm" svg:y1="8.159cm" svg:x2="16.948cm" svg:y2="10cm">
          <text:p/>
        </draw:line>
        <draw:line draw:style-name="gr9" draw:text-style-name="P3" draw:layer="layout" svg:x1="16.948cm" svg:y1="10.011cm" svg:x2="17.413cm" svg:y2="8.181cm">
          <text:p/>
        </draw:line>
        <draw:line draw:style-name="gr9" draw:text-style-name="P3" draw:layer="layout" svg:x1="17.413cm" svg:y1="8.158cm" svg:x2="17.659cm" svg:y2="9.999cm">
          <text:p/>
        </draw:line>
        <draw:line draw:style-name="gr9" draw:text-style-name="P3" draw:layer="layout" svg:x1="17.659cm" svg:y1="10.01cm" svg:x2="18.124cm" svg:y2="8.18cm">
          <text:p/>
        </draw:line>
        <draw:line draw:style-name="gr9" draw:text-style-name="P3" draw:layer="layout" svg:x1="18.124cm" svg:y1="8.18cm" svg:x2="18.37cm" svg:y2="10.021cm">
          <text:p/>
        </draw:line>
        <draw:line draw:style-name="gr9" draw:text-style-name="P3" draw:layer="layout" svg:x1="18.37cm" svg:y1="10.032cm" svg:x2="18.835cm" svg:y2="8.202cm">
          <text:p/>
        </draw:line>
        <draw:line draw:style-name="gr9" draw:text-style-name="P3" draw:layer="layout" svg:x1="18.835cm" svg:y1="8.202cm" svg:x2="19.081cm" svg:y2="10.043cm">
          <text:p/>
        </draw:line>
        <draw:line draw:style-name="gr9" draw:text-style-name="P3" draw:layer="layout" svg:x1="19.081cm" svg:y1="10.054cm" svg:x2="19.546cm" svg:y2="8.224cm">
          <text:p/>
        </draw:line>
        <draw:line draw:style-name="gr9" draw:text-style-name="P3" draw:layer="layout" svg:x1="19.546cm" svg:y1="8.224cm" svg:x2="19.792cm" svg:y2="10.065cm">
          <text:p/>
        </draw:line>
        <draw:line draw:style-name="gr9" draw:text-style-name="P3" draw:layer="layout" svg:x1="19.792cm" svg:y1="10.065cm" svg:x2="20.168cm" svg:y2="9.217cm">
          <text:p/>
        </draw:line>
        <draw:line draw:style-name="gr9" draw:text-style-name="P3" draw:layer="layout" svg:x1="16.212cm" svg:y1="9.263cm" svg:x2="15.418cm" svg:y2="9.237cm">
          <text:p/>
        </draw:line>
        <draw:line draw:style-name="gr9" draw:text-style-name="P3" draw:layer="layout" svg:x1="20.962cm" svg:y1="9.243cm" svg:x2="20.168cm" svg:y2="9.217cm">
          <text:p/>
        </draw:line>
        <draw:custom-shape draw:style-name="gr3" draw:text-style-name="P4" draw:layer="layout" svg:width="0.311cm" svg:height="0.369cm" svg:x="6.162cm" svg:y="9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311cm" svg:height="0.369cm" svg:x="10.918cm" svg:y="9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311cm" svg:height="0.369cm" svg:x="15.656cm" svg:y="9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311cm" svg:height="0.369cm" svg:x="20.395cm" svg:y="9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447cm" svg:height="1.825cm" svg:x="5.521cm" svg:y="8.266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968cm" svg:y1="8.266cm" svg:x2="5.968cm" svg:y2="10.091cm">
          <text:p/>
        </draw:line>
        <draw:frame draw:style-name="gr6" draw:text-style-name="P6" draw:layer="layout" svg:width="1.028cm" svg:height="1.091cm" svg:x="21.323cm" svg:y="9.79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11" draw:text-style-name="P7" draw:layer="layout" svg:width="1.224cm" svg:height="1.066cm" svg:x="5.694cm" svg:y="10.455cm">
          <text:p text:style-name="P1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.224cm" svg:height="1.066cm" svg:x="10.494cm" svg:y="10.455cm">
          <text:p text:style-name="P1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.224cm" svg:height="1.066cm" svg:x="15.194cm" svg:y="10.455cm">
          <text:p text:style-name="P1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.224cm" svg:height="1.066cm" svg:x="19.994cm" svg:y="10.455cm">
          <text:p text:style-name="P1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6.196cm" svg:height="1.391cm" svg:x="5.589cm" svg:y="13.09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2" draw:text-style-name="P6" draw:layer="layout" svg:width="6.337cm" svg:height="1.391cm" svg:x="5.489cm" svg:y="14.6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13" draw:text-style-name="P8" draw:layer="layout" svg:width="1.093cm" svg:height="0.805cm" svg:x="7.827cm" svg:y="7.275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093cm" svg:height="0.805cm" svg:x="12.828cm" svg:y="7.276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093cm" svg:height="0.805cm" svg:x="17.729cm" svg:y="7.277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8.562cm" svg:height="2.972cm" svg:x="14.789cm" svg:y="13.099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2" draw:text-style-name="P6" draw:layer="layout" svg:width="6.446cm" svg:height="2.488cm" svg:x="15.331cm" svg:y="17.78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7" draw:layer="layout" svg:width="25.199cm" svg:height="1.564cm" svg:x="1.401cm" svg:y="4.915cm" presentation:class="outline" presentation:user-transformed="true">
          <draw:text-box>
            <text:list text:style-name="L4">
              <text:list-header>
                <text:p>Fuerzas en los nodos del elemento 1</text:p>
              </text:list-header>
            </text:list>
          </draw:text-box>
        </draw:frame>
        <draw:line draw:style-name="gr14" draw:text-style-name="P3" draw:layer="layout" svg:x1="11.091cm" svg:y1="9.28cm" svg:x2="14.249cm" svg:y2="9.28cm">
          <text:p/>
        </draw:line>
        <draw:line draw:style-name="gr14" draw:text-style-name="P3" draw:layer="layout" svg:x1="6.331cm" svg:y1="9.2cm" svg:x2="9.489cm" svg:y2="9.2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1T1">
        <office:forms form:automatic-focus="false" form:apply-design-mode="false"/>
        <draw:frame presentation:style-name="pr6" draw:layer="layout" svg:width="27.295cm" svg:height="2.492cm" svg:x="0.705cm" svg:y="1.199cm" presentation:class="title" presentation:user-transformed="true">
          <draw:text-box>
            <text:p>Fuerzas en los nodo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>Fuerzas en los nodos del elemento 2</text:p>
              </text:list-header>
            </text:list>
          </draw:text-box>
        </draw:frame>
        <draw:line draw:style-name="gr9" draw:text-style-name="P3" draw:layer="layout" svg:x1="6.06cm" svg:y1="9.37cm" svg:x2="6.55cm" svg:y2="8.266cm">
          <text:p/>
        </draw:line>
        <draw:line draw:style-name="gr9" draw:text-style-name="P3" draw:layer="layout" svg:x1="6.55cm" svg:y1="8.266cm" svg:x2="6.796cm" svg:y2="10.107cm">
          <text:p/>
        </draw:line>
        <draw:line draw:style-name="gr9" draw:text-style-name="P3" draw:layer="layout" svg:x1="6.796cm" svg:y1="10.118cm" svg:x2="7.261cm" svg:y2="8.288cm">
          <text:p/>
        </draw:line>
        <draw:line draw:style-name="gr9" draw:text-style-name="P3" draw:layer="layout" svg:x1="7.261cm" svg:y1="8.265cm" svg:x2="7.507cm" svg:y2="10.106cm">
          <text:p/>
        </draw:line>
        <draw:line draw:style-name="gr9" draw:text-style-name="P3" draw:layer="layout" svg:x1="7.507cm" svg:y1="10.117cm" svg:x2="7.972cm" svg:y2="8.287cm">
          <text:p/>
        </draw:line>
        <draw:line draw:style-name="gr9" draw:text-style-name="P3" draw:layer="layout" svg:x1="7.972cm" svg:y1="8.287cm" svg:x2="8.218cm" svg:y2="10.128cm">
          <text:p/>
        </draw:line>
        <draw:line draw:style-name="gr9" draw:text-style-name="P3" draw:layer="layout" svg:x1="8.218cm" svg:y1="10.139cm" svg:x2="8.683cm" svg:y2="8.309cm">
          <text:p/>
        </draw:line>
        <draw:line draw:style-name="gr9" draw:text-style-name="P3" draw:layer="layout" svg:x1="8.683cm" svg:y1="8.309cm" svg:x2="8.929cm" svg:y2="10.15cm">
          <text:p/>
        </draw:line>
        <draw:line draw:style-name="gr9" draw:text-style-name="P3" draw:layer="layout" svg:x1="8.929cm" svg:y1="10.161cm" svg:x2="9.394cm" svg:y2="8.331cm">
          <text:p/>
        </draw:line>
        <draw:line draw:style-name="gr9" draw:text-style-name="P3" draw:layer="layout" svg:x1="9.394cm" svg:y1="8.331cm" svg:x2="9.64cm" svg:y2="10.172cm">
          <text:p/>
        </draw:line>
        <draw:line draw:style-name="gr9" draw:text-style-name="P3" draw:layer="layout" svg:x1="9.64cm" svg:y1="10.172cm" svg:x2="10.016cm" svg:y2="9.324cm">
          <text:p/>
        </draw:line>
        <draw:line draw:style-name="gr2" draw:text-style-name="P3" draw:layer="layout" svg:x1="6.06cm" svg:y1="9.37cm" svg:x2="5.266cm" svg:y2="9.344cm">
          <text:p/>
        </draw:line>
        <draw:line draw:style-name="gr2" draw:text-style-name="P3" draw:layer="layout" svg:x1="10.76cm" svg:y1="9.37cm" svg:x2="11.25cm" svg:y2="8.266cm">
          <text:p/>
        </draw:line>
        <draw:line draw:style-name="gr2" draw:text-style-name="P3" draw:layer="layout" svg:x1="11.25cm" svg:y1="8.266cm" svg:x2="11.496cm" svg:y2="10.107cm">
          <text:p/>
        </draw:line>
        <draw:line draw:style-name="gr2" draw:text-style-name="P3" draw:layer="layout" svg:x1="11.496cm" svg:y1="10.118cm" svg:x2="11.961cm" svg:y2="8.288cm">
          <text:p/>
        </draw:line>
        <draw:line draw:style-name="gr2" draw:text-style-name="P3" draw:layer="layout" svg:x1="11.961cm" svg:y1="8.265cm" svg:x2="12.207cm" svg:y2="10.106cm">
          <text:p/>
        </draw:line>
        <draw:line draw:style-name="gr2" draw:text-style-name="P3" draw:layer="layout" svg:x1="12.207cm" svg:y1="10.117cm" svg:x2="12.672cm" svg:y2="8.287cm">
          <text:p/>
        </draw:line>
        <draw:line draw:style-name="gr2" draw:text-style-name="P3" draw:layer="layout" svg:x1="12.672cm" svg:y1="8.287cm" svg:x2="12.918cm" svg:y2="10.128cm">
          <text:p/>
        </draw:line>
        <draw:line draw:style-name="gr2" draw:text-style-name="P3" draw:layer="layout" svg:x1="12.918cm" svg:y1="10.139cm" svg:x2="13.383cm" svg:y2="8.309cm">
          <text:p/>
        </draw:line>
        <draw:line draw:style-name="gr2" draw:text-style-name="P3" draw:layer="layout" svg:x1="13.383cm" svg:y1="8.309cm" svg:x2="13.629cm" svg:y2="10.15cm">
          <text:p/>
        </draw:line>
        <draw:line draw:style-name="gr2" draw:text-style-name="P3" draw:layer="layout" svg:x1="13.629cm" svg:y1="10.161cm" svg:x2="14.094cm" svg:y2="8.331cm">
          <text:p/>
        </draw:line>
        <draw:line draw:style-name="gr2" draw:text-style-name="P3" draw:layer="layout" svg:x1="14.094cm" svg:y1="8.331cm" svg:x2="14.34cm" svg:y2="10.172cm">
          <text:p/>
        </draw:line>
        <draw:line draw:style-name="gr2" draw:text-style-name="P3" draw:layer="layout" svg:x1="14.34cm" svg:y1="10.172cm" svg:x2="14.716cm" svg:y2="9.324cm">
          <text:p/>
        </draw:line>
        <draw:line draw:style-name="gr2" draw:text-style-name="P3" draw:layer="layout" svg:x1="10.76cm" svg:y1="9.37cm" svg:x2="9.966cm" svg:y2="9.344cm">
          <text:p/>
        </draw:line>
        <draw:line draw:style-name="gr9" draw:text-style-name="P3" draw:layer="layout" svg:x1="15.51cm" svg:y1="9.37cm" svg:x2="16cm" svg:y2="8.266cm">
          <text:p/>
        </draw:line>
        <draw:line draw:style-name="gr9" draw:text-style-name="P3" draw:layer="layout" svg:x1="16cm" svg:y1="8.266cm" svg:x2="16.246cm" svg:y2="10.107cm">
          <text:p/>
        </draw:line>
        <draw:line draw:style-name="gr9" draw:text-style-name="P3" draw:layer="layout" svg:x1="16.246cm" svg:y1="10.118cm" svg:x2="16.711cm" svg:y2="8.288cm">
          <text:p/>
        </draw:line>
        <draw:line draw:style-name="gr9" draw:text-style-name="P3" draw:layer="layout" svg:x1="16.711cm" svg:y1="8.265cm" svg:x2="16.957cm" svg:y2="10.106cm">
          <text:p/>
        </draw:line>
        <draw:line draw:style-name="gr9" draw:text-style-name="P3" draw:layer="layout" svg:x1="16.957cm" svg:y1="10.117cm" svg:x2="17.422cm" svg:y2="8.287cm">
          <text:p/>
        </draw:line>
        <draw:line draw:style-name="gr9" draw:text-style-name="P3" draw:layer="layout" svg:x1="17.422cm" svg:y1="8.287cm" svg:x2="17.668cm" svg:y2="10.128cm">
          <text:p/>
        </draw:line>
        <draw:line draw:style-name="gr9" draw:text-style-name="P3" draw:layer="layout" svg:x1="17.668cm" svg:y1="10.139cm" svg:x2="18.133cm" svg:y2="8.309cm">
          <text:p/>
        </draw:line>
        <draw:line draw:style-name="gr9" draw:text-style-name="P3" draw:layer="layout" svg:x1="18.133cm" svg:y1="8.309cm" svg:x2="18.379cm" svg:y2="10.15cm">
          <text:p/>
        </draw:line>
        <draw:line draw:style-name="gr9" draw:text-style-name="P3" draw:layer="layout" svg:x1="18.379cm" svg:y1="10.161cm" svg:x2="18.844cm" svg:y2="8.331cm">
          <text:p/>
        </draw:line>
        <draw:line draw:style-name="gr9" draw:text-style-name="P3" draw:layer="layout" svg:x1="18.844cm" svg:y1="8.331cm" svg:x2="19.09cm" svg:y2="10.172cm">
          <text:p/>
        </draw:line>
        <draw:line draw:style-name="gr9" draw:text-style-name="P3" draw:layer="layout" svg:x1="19.09cm" svg:y1="10.172cm" svg:x2="19.466cm" svg:y2="9.324cm">
          <text:p/>
        </draw:line>
        <draw:line draw:style-name="gr2" draw:text-style-name="P3" draw:layer="layout" svg:x1="15.51cm" svg:y1="9.37cm" svg:x2="14.716cm" svg:y2="9.344cm">
          <text:p/>
        </draw:line>
        <draw:line draw:style-name="gr9" draw:text-style-name="P3" draw:layer="layout" svg:x1="20.26cm" svg:y1="9.35cm" svg:x2="19.466cm" svg:y2="9.324cm">
          <text:p/>
        </draw:line>
        <draw:custom-shape draw:style-name="gr15" draw:text-style-name="P4" draw:layer="layout" svg:width="0.311cm" svg:height="0.369cm" svg:x="5.46cm" svg:y="9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311cm" svg:height="0.369cm" svg:x="10.216cm" svg:y="9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311cm" svg:height="0.369cm" svg:x="14.954cm" svg:y="9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311cm" svg:height="0.369cm" svg:x="19.693cm" svg:y="9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447cm" svg:height="1.825cm" svg:x="4.819cm" svg:y="8.37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266cm" svg:y1="8.373cm" svg:x2="5.266cm" svg:y2="10.198cm">
          <text:p/>
        </draw:line>
        <draw:custom-shape draw:style-name="gr17" draw:text-style-name="P7" draw:layer="layout" svg:width="1.224cm" svg:height="1.066cm" svg:x="4.992cm" svg:y="10.562cm">
          <text:p text:style-name="P1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1.224cm" svg:height="1.066cm" svg:x="9.792cm" svg:y="10.562cm">
          <text:p text:style-name="P1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1.224cm" svg:height="1.066cm" svg:x="14.492cm" svg:y="10.562cm">
          <text:p text:style-name="P1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1.224cm" svg:height="1.066cm" svg:x="19.292cm" svg:y="10.562cm">
          <text:p text:style-name="P1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6.229cm" svg:height="1.391cm" svg:x="4.887cm" svg:y="13.20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14" draw:text-style-name="P3" draw:layer="layout" svg:x1="15.171cm" svg:y1="9.319cm" svg:x2="18.329cm" svg:y2="9.319cm">
          <text:p/>
        </draw:line>
        <draw:frame draw:style-name="gr12" draw:text-style-name="P6" draw:layer="layout" svg:width="6.374cm" svg:height="1.391cm" svg:x="4.787cm" svg:y="14.707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18" draw:text-style-name="P8" draw:layer="layout" svg:width="1.093cm" svg:height="0.805cm" svg:x="7.125cm" svg:y="7.382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093cm" svg:height="0.805cm" svg:x="12.126cm" svg:y="7.383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093cm" svg:height="0.805cm" svg:x="17.027cm" svg:y="7.384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8.584cm" svg:height="2.972cm" svg:x="14.087cm" svg:y="13.20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2" draw:text-style-name="P6" draw:layer="layout" svg:width="6.446cm" svg:height="2.488cm" svg:x="14.629cm" svg:y="17.889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14" draw:text-style-name="P3" draw:layer="layout" svg:x1="10.389cm" svg:y1="9.35cm" svg:x2="13.547cm" svg:y2="9.35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1T1">
        <office:forms form:automatic-focus="false" form:apply-design-mode="false"/>
        <draw:frame presentation:style-name="pr6" draw:layer="layout" svg:width="27.295cm" svg:height="2.492cm" svg:x="0.705cm" svg:y="1.199cm" presentation:class="title">
          <draw:text-box>
            <text:p>Fuerzas en los nodos</text:p>
          </draw:text-box>
        </draw:frame>
        <draw:frame presentation:style-name="pr7" draw:layer="layout" svg:width="25.199cm" svg:height="1.917cm" svg:x="1.4cm" svg:y="4.914cm" presentation:class="outline" presentation:user-transformed="true">
          <draw:text-box>
            <text:list text:style-name="L4">
              <text:list-header>
                <text:p>Fuerzas sobre los nodos del elemento 3</text:p>
              </text:list-header>
            </text:list>
          </draw:text-box>
        </draw:frame>
        <draw:line draw:style-name="gr9" draw:text-style-name="P3" draw:layer="layout" svg:x1="6.461cm" svg:y1="9.334cm" svg:x2="6.951cm" svg:y2="8.23cm">
          <text:p/>
        </draw:line>
        <draw:line draw:style-name="gr9" draw:text-style-name="P3" draw:layer="layout" svg:x1="6.951cm" svg:y1="8.23cm" svg:x2="7.197cm" svg:y2="10.071cm">
          <text:p/>
        </draw:line>
        <draw:line draw:style-name="gr9" draw:text-style-name="P3" draw:layer="layout" svg:x1="7.197cm" svg:y1="10.082cm" svg:x2="7.662cm" svg:y2="8.252cm">
          <text:p/>
        </draw:line>
        <draw:line draw:style-name="gr9" draw:text-style-name="P3" draw:layer="layout" svg:x1="7.662cm" svg:y1="8.229cm" svg:x2="7.908cm" svg:y2="10.07cm">
          <text:p/>
        </draw:line>
        <draw:line draw:style-name="gr9" draw:text-style-name="P3" draw:layer="layout" svg:x1="7.908cm" svg:y1="10.081cm" svg:x2="8.373cm" svg:y2="8.251cm">
          <text:p/>
        </draw:line>
        <draw:line draw:style-name="gr9" draw:text-style-name="P3" draw:layer="layout" svg:x1="8.373cm" svg:y1="8.251cm" svg:x2="8.619cm" svg:y2="10.092cm">
          <text:p/>
        </draw:line>
        <draw:line draw:style-name="gr9" draw:text-style-name="P3" draw:layer="layout" svg:x1="8.619cm" svg:y1="10.103cm" svg:x2="9.084cm" svg:y2="8.273cm">
          <text:p/>
        </draw:line>
        <draw:line draw:style-name="gr9" draw:text-style-name="P3" draw:layer="layout" svg:x1="9.084cm" svg:y1="8.273cm" svg:x2="9.33cm" svg:y2="10.114cm">
          <text:p/>
        </draw:line>
        <draw:line draw:style-name="gr9" draw:text-style-name="P3" draw:layer="layout" svg:x1="9.33cm" svg:y1="10.125cm" svg:x2="9.795cm" svg:y2="8.295cm">
          <text:p/>
        </draw:line>
        <draw:line draw:style-name="gr9" draw:text-style-name="P3" draw:layer="layout" svg:x1="9.795cm" svg:y1="8.295cm" svg:x2="10.041cm" svg:y2="10.136cm">
          <text:p/>
        </draw:line>
        <draw:line draw:style-name="gr9" draw:text-style-name="P3" draw:layer="layout" svg:x1="10.041cm" svg:y1="10.136cm" svg:x2="10.417cm" svg:y2="9.288cm">
          <text:p/>
        </draw:line>
        <draw:line draw:style-name="gr2" draw:text-style-name="P3" draw:layer="layout" svg:x1="6.461cm" svg:y1="9.334cm" svg:x2="5.667cm" svg:y2="9.308cm">
          <text:p/>
        </draw:line>
        <draw:line draw:style-name="gr9" draw:text-style-name="P3" draw:layer="layout" svg:x1="11.161cm" svg:y1="9.334cm" svg:x2="11.651cm" svg:y2="8.23cm">
          <text:p/>
        </draw:line>
        <draw:line draw:style-name="gr9" draw:text-style-name="P3" draw:layer="layout" svg:x1="11.651cm" svg:y1="8.23cm" svg:x2="11.897cm" svg:y2="10.071cm">
          <text:p/>
        </draw:line>
        <draw:line draw:style-name="gr9" draw:text-style-name="P3" draw:layer="layout" svg:x1="11.897cm" svg:y1="10.082cm" svg:x2="12.362cm" svg:y2="8.252cm">
          <text:p/>
        </draw:line>
        <draw:line draw:style-name="gr9" draw:text-style-name="P3" draw:layer="layout" svg:x1="12.362cm" svg:y1="8.229cm" svg:x2="12.608cm" svg:y2="10.07cm">
          <text:p/>
        </draw:line>
        <draw:line draw:style-name="gr9" draw:text-style-name="P3" draw:layer="layout" svg:x1="12.608cm" svg:y1="10.081cm" svg:x2="13.073cm" svg:y2="8.251cm">
          <text:p/>
        </draw:line>
        <draw:line draw:style-name="gr9" draw:text-style-name="P3" draw:layer="layout" svg:x1="13.073cm" svg:y1="8.251cm" svg:x2="13.319cm" svg:y2="10.092cm">
          <text:p/>
        </draw:line>
        <draw:line draw:style-name="gr9" draw:text-style-name="P3" draw:layer="layout" svg:x1="13.319cm" svg:y1="10.103cm" svg:x2="13.784cm" svg:y2="8.273cm">
          <text:p/>
        </draw:line>
        <draw:line draw:style-name="gr9" draw:text-style-name="P3" draw:layer="layout" svg:x1="13.784cm" svg:y1="8.273cm" svg:x2="14.03cm" svg:y2="10.114cm">
          <text:p/>
        </draw:line>
        <draw:line draw:style-name="gr9" draw:text-style-name="P3" draw:layer="layout" svg:x1="14.03cm" svg:y1="10.125cm" svg:x2="14.495cm" svg:y2="8.295cm">
          <text:p/>
        </draw:line>
        <draw:line draw:style-name="gr9" draw:text-style-name="P3" draw:layer="layout" svg:x1="14.495cm" svg:y1="8.295cm" svg:x2="14.741cm" svg:y2="10.136cm">
          <text:p/>
        </draw:line>
        <draw:line draw:style-name="gr9" draw:text-style-name="P3" draw:layer="layout" svg:x1="14.741cm" svg:y1="10.136cm" svg:x2="15.117cm" svg:y2="9.288cm">
          <text:p/>
        </draw:line>
        <draw:line draw:style-name="gr2" draw:text-style-name="P3" draw:layer="layout" svg:x1="11.161cm" svg:y1="9.334cm" svg:x2="10.367cm" svg:y2="9.308cm">
          <text:p/>
        </draw:line>
        <draw:line draw:style-name="gr19" draw:text-style-name="P3" draw:layer="layout" svg:x1="15.911cm" svg:y1="9.334cm" svg:x2="16.401cm" svg:y2="8.23cm">
          <text:p/>
        </draw:line>
        <draw:line draw:style-name="gr19" draw:text-style-name="P3" draw:layer="layout" svg:x1="16.401cm" svg:y1="8.23cm" svg:x2="16.647cm" svg:y2="10.071cm">
          <text:p/>
        </draw:line>
        <draw:line draw:style-name="gr19" draw:text-style-name="P3" draw:layer="layout" svg:x1="16.647cm" svg:y1="10.082cm" svg:x2="17.112cm" svg:y2="8.252cm">
          <text:p/>
        </draw:line>
        <draw:line draw:style-name="gr19" draw:text-style-name="P3" draw:layer="layout" svg:x1="17.112cm" svg:y1="8.229cm" svg:x2="17.358cm" svg:y2="10.07cm">
          <text:p/>
        </draw:line>
        <draw:line draw:style-name="gr19" draw:text-style-name="P3" draw:layer="layout" svg:x1="17.358cm" svg:y1="10.081cm" svg:x2="17.823cm" svg:y2="8.251cm">
          <text:p/>
        </draw:line>
        <draw:line draw:style-name="gr19" draw:text-style-name="P3" draw:layer="layout" svg:x1="17.823cm" svg:y1="8.251cm" svg:x2="18.069cm" svg:y2="10.092cm">
          <text:p/>
        </draw:line>
        <draw:line draw:style-name="gr19" draw:text-style-name="P3" draw:layer="layout" svg:x1="18.069cm" svg:y1="10.103cm" svg:x2="18.534cm" svg:y2="8.273cm">
          <text:p/>
        </draw:line>
        <draw:line draw:style-name="gr19" draw:text-style-name="P3" draw:layer="layout" svg:x1="18.534cm" svg:y1="8.273cm" svg:x2="18.78cm" svg:y2="10.114cm">
          <text:p/>
        </draw:line>
        <draw:line draw:style-name="gr19" draw:text-style-name="P3" draw:layer="layout" svg:x1="18.78cm" svg:y1="10.125cm" svg:x2="19.245cm" svg:y2="8.295cm">
          <text:p/>
        </draw:line>
        <draw:line draw:style-name="gr19" draw:text-style-name="P3" draw:layer="layout" svg:x1="19.245cm" svg:y1="8.295cm" svg:x2="19.491cm" svg:y2="10.136cm">
          <text:p/>
        </draw:line>
        <draw:line draw:style-name="gr19" draw:text-style-name="P3" draw:layer="layout" svg:x1="19.491cm" svg:y1="10.136cm" svg:x2="19.867cm" svg:y2="9.288cm">
          <text:p/>
        </draw:line>
        <draw:line draw:style-name="gr2" draw:text-style-name="P3" draw:layer="layout" svg:x1="15.911cm" svg:y1="9.334cm" svg:x2="15.117cm" svg:y2="9.308cm">
          <text:p/>
        </draw:line>
        <draw:line draw:style-name="gr2" draw:text-style-name="P3" draw:layer="layout" svg:x1="20.661cm" svg:y1="9.314cm" svg:x2="19.867cm" svg:y2="9.288cm">
          <text:p/>
        </draw:line>
        <draw:custom-shape draw:style-name="gr3" draw:text-style-name="P4" draw:layer="layout" svg:width="0.311cm" svg:height="0.369cm" svg:x="5.861cm" svg:y="9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311cm" svg:height="0.369cm" svg:x="10.617cm" svg:y="9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311cm" svg:height="0.369cm" svg:x="15.355cm" svg:y="9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311cm" svg:height="0.369cm" svg:x="20.094cm" svg:y="9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447cm" svg:height="1.825cm" svg:x="5.22cm" svg:y="8.337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667cm" svg:y1="8.337cm" svg:x2="5.667cm" svg:y2="10.162cm">
          <text:p/>
        </draw:line>
        <draw:custom-shape draw:style-name="gr17" draw:text-style-name="P7" draw:layer="layout" svg:width="1.224cm" svg:height="1.066cm" svg:x="5.393cm" svg:y="10.526cm">
          <text:p text:style-name="P1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1.224cm" svg:height="1.066cm" svg:x="10.193cm" svg:y="10.526cm">
          <text:p text:style-name="P1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1.224cm" svg:height="1.066cm" svg:x="14.893cm" svg:y="10.526cm">
          <text:p text:style-name="P1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1.224cm" svg:height="1.066cm" svg:x="19.693cm" svg:y="10.526cm">
          <text:p text:style-name="P1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6.215cm" svg:height="1.391cm" svg:x="5.288cm" svg:y="13.17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14" draw:text-style-name="P3" draw:layer="layout" svg:x1="15.572cm" svg:y1="9.283cm" svg:x2="18.73cm" svg:y2="9.283cm">
          <text:p/>
        </draw:line>
        <draw:line draw:style-name="gr14" draw:text-style-name="P3" draw:layer="layout" svg:x1="20.272cm" svg:y1="9.283cm" svg:x2="23.43cm" svg:y2="9.283cm">
          <text:p/>
        </draw:line>
        <draw:frame draw:style-name="gr12" draw:text-style-name="P6" draw:layer="layout" svg:width="6.377cm" svg:height="1.391cm" svg:x="5.188cm" svg:y="14.67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18" draw:text-style-name="P8" draw:layer="layout" svg:width="1.093cm" svg:height="0.805cm" svg:x="7.526cm" svg:y="7.346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093cm" svg:height="0.805cm" svg:x="12.527cm" svg:y="7.347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093cm" svg:height="0.805cm" svg:x="17.428cm" svg:y="7.348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8.583cm" svg:height="2.972cm" svg:x="14.488cm" svg:y="13.17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2" draw:text-style-name="P6" draw:layer="layout" svg:width="6.446cm" svg:height="2.488cm" svg:x="15.03cm" svg:y="17.853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1T1">
        <office:forms form:automatic-focus="false" form:apply-design-mode="false"/>
        <draw:frame presentation:style-name="pr6" draw:layer="layout" svg:width="27.295cm" svg:height="2.492cm" svg:x="0.705cm" svg:y="1.199cm" presentation:class="title">
          <draw:text-box>
            <text:p>Fuerzas Globales</text:p>
          </draw:text-box>
        </draw:frame>
        <draw:frame presentation:style-name="pr7" draw:layer="layout" svg:width="25.199cm" svg:height="2.061cm" svg:x="1.4cm" svg:y="4.914cm" presentation:class="outline" presentation:user-transformed="true">
          <draw:text-box>
            <text:list text:style-name="L4">
              <text:list-header>
                <text:p>Sistema de ecuacioens globales</text:p>
              </text:list-header>
            </text:list>
          </draw:text-box>
        </draw:frame>
        <draw:frame draw:style-name="gr12" draw:text-style-name="P6" draw:layer="layout" svg:width="19.886cm" svg:height="1.391cm" svg:x="5.481cm" svg:y="11.917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2" draw:text-style-name="P6" draw:layer="layout" svg:width="27.53cm" svg:height="1.391cm" svg:x="0.281cm" svg:y="14.01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2" draw:text-style-name="P6" draw:layer="layout" svg:width="27.719cm" svg:height="1.391cm" svg:x="0.281cm" svg:y="15.919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2" draw:text-style-name="P6" draw:layer="layout" svg:width="19.741cm" svg:height="1.391cm" svg:x="5.982cm" svg:y="18.02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line draw:style-name="gr2" draw:text-style-name="P3" draw:layer="layout" svg:x1="7.086cm" svg:y1="8.787cm" svg:x2="7.576cm" svg:y2="7.683cm">
          <text:p/>
        </draw:line>
        <draw:line draw:style-name="gr2" draw:text-style-name="P3" draw:layer="layout" svg:x1="7.576cm" svg:y1="7.683cm" svg:x2="7.822cm" svg:y2="9.524cm">
          <text:p/>
        </draw:line>
        <draw:line draw:style-name="gr2" draw:text-style-name="P3" draw:layer="layout" svg:x1="7.822cm" svg:y1="9.535cm" svg:x2="8.287cm" svg:y2="7.705cm">
          <text:p/>
        </draw:line>
        <draw:line draw:style-name="gr2" draw:text-style-name="P3" draw:layer="layout" svg:x1="8.287cm" svg:y1="7.682cm" svg:x2="8.533cm" svg:y2="9.523cm">
          <text:p/>
        </draw:line>
        <draw:line draw:style-name="gr2" draw:text-style-name="P3" draw:layer="layout" svg:x1="8.533cm" svg:y1="9.534cm" svg:x2="8.998cm" svg:y2="7.704cm">
          <text:p/>
        </draw:line>
        <draw:line draw:style-name="gr2" draw:text-style-name="P3" draw:layer="layout" svg:x1="8.998cm" svg:y1="7.704cm" svg:x2="9.244cm" svg:y2="9.545cm">
          <text:p/>
        </draw:line>
        <draw:line draw:style-name="gr2" draw:text-style-name="P3" draw:layer="layout" svg:x1="9.244cm" svg:y1="9.556cm" svg:x2="9.709cm" svg:y2="7.726cm">
          <text:p/>
        </draw:line>
        <draw:line draw:style-name="gr2" draw:text-style-name="P3" draw:layer="layout" svg:x1="9.709cm" svg:y1="7.726cm" svg:x2="9.955cm" svg:y2="9.567cm">
          <text:p/>
        </draw:line>
        <draw:line draw:style-name="gr2" draw:text-style-name="P3" draw:layer="layout" svg:x1="9.955cm" svg:y1="9.578cm" svg:x2="10.42cm" svg:y2="7.748cm">
          <text:p/>
        </draw:line>
        <draw:line draw:style-name="gr2" draw:text-style-name="P3" draw:layer="layout" svg:x1="10.42cm" svg:y1="7.748cm" svg:x2="10.666cm" svg:y2="9.589cm">
          <text:p/>
        </draw:line>
        <draw:line draw:style-name="gr2" draw:text-style-name="P3" draw:layer="layout" svg:x1="10.666cm" svg:y1="9.589cm" svg:x2="11.042cm" svg:y2="8.741cm">
          <text:p/>
        </draw:line>
        <draw:line draw:style-name="gr2" draw:text-style-name="P3" draw:layer="layout" svg:x1="7.086cm" svg:y1="8.787cm" svg:x2="6.292cm" svg:y2="8.761cm">
          <text:p/>
        </draw:line>
        <draw:line draw:style-name="gr2" draw:text-style-name="P3" draw:layer="layout" svg:x1="11.786cm" svg:y1="8.787cm" svg:x2="12.276cm" svg:y2="7.683cm">
          <text:p/>
        </draw:line>
        <draw:line draw:style-name="gr2" draw:text-style-name="P3" draw:layer="layout" svg:x1="12.276cm" svg:y1="7.683cm" svg:x2="12.522cm" svg:y2="9.524cm">
          <text:p/>
        </draw:line>
        <draw:line draw:style-name="gr2" draw:text-style-name="P3" draw:layer="layout" svg:x1="12.522cm" svg:y1="9.535cm" svg:x2="12.987cm" svg:y2="7.705cm">
          <text:p/>
        </draw:line>
        <draw:line draw:style-name="gr2" draw:text-style-name="P3" draw:layer="layout" svg:x1="12.987cm" svg:y1="7.682cm" svg:x2="13.233cm" svg:y2="9.523cm">
          <text:p/>
        </draw:line>
        <draw:line draw:style-name="gr2" draw:text-style-name="P3" draw:layer="layout" svg:x1="13.233cm" svg:y1="9.534cm" svg:x2="13.698cm" svg:y2="7.704cm">
          <text:p/>
        </draw:line>
        <draw:line draw:style-name="gr2" draw:text-style-name="P3" draw:layer="layout" svg:x1="13.698cm" svg:y1="7.704cm" svg:x2="13.944cm" svg:y2="9.545cm">
          <text:p/>
        </draw:line>
        <draw:line draw:style-name="gr2" draw:text-style-name="P3" draw:layer="layout" svg:x1="13.944cm" svg:y1="9.556cm" svg:x2="14.409cm" svg:y2="7.726cm">
          <text:p/>
        </draw:line>
        <draw:line draw:style-name="gr2" draw:text-style-name="P3" draw:layer="layout" svg:x1="14.409cm" svg:y1="7.726cm" svg:x2="14.655cm" svg:y2="9.567cm">
          <text:p/>
        </draw:line>
        <draw:line draw:style-name="gr2" draw:text-style-name="P3" draw:layer="layout" svg:x1="14.655cm" svg:y1="9.578cm" svg:x2="15.12cm" svg:y2="7.748cm">
          <text:p/>
        </draw:line>
        <draw:line draw:style-name="gr2" draw:text-style-name="P3" draw:layer="layout" svg:x1="15.12cm" svg:y1="7.748cm" svg:x2="15.366cm" svg:y2="9.589cm">
          <text:p/>
        </draw:line>
        <draw:line draw:style-name="gr2" draw:text-style-name="P3" draw:layer="layout" svg:x1="15.366cm" svg:y1="9.589cm" svg:x2="15.742cm" svg:y2="8.741cm">
          <text:p/>
        </draw:line>
        <draw:line draw:style-name="gr2" draw:text-style-name="P3" draw:layer="layout" svg:x1="11.786cm" svg:y1="8.787cm" svg:x2="10.992cm" svg:y2="8.761cm">
          <text:p/>
        </draw:line>
        <draw:line draw:style-name="gr2" draw:text-style-name="P3" draw:layer="layout" svg:x1="16.536cm" svg:y1="8.787cm" svg:x2="17.026cm" svg:y2="7.683cm">
          <text:p/>
        </draw:line>
        <draw:line draw:style-name="gr2" draw:text-style-name="P3" draw:layer="layout" svg:x1="17.026cm" svg:y1="7.683cm" svg:x2="17.272cm" svg:y2="9.524cm">
          <text:p/>
        </draw:line>
        <draw:line draw:style-name="gr2" draw:text-style-name="P3" draw:layer="layout" svg:x1="17.272cm" svg:y1="9.535cm" svg:x2="17.737cm" svg:y2="7.705cm">
          <text:p/>
        </draw:line>
        <draw:line draw:style-name="gr2" draw:text-style-name="P3" draw:layer="layout" svg:x1="17.737cm" svg:y1="7.682cm" svg:x2="17.983cm" svg:y2="9.523cm">
          <text:p/>
        </draw:line>
        <draw:line draw:style-name="gr2" draw:text-style-name="P3" draw:layer="layout" svg:x1="17.983cm" svg:y1="9.534cm" svg:x2="18.448cm" svg:y2="7.704cm">
          <text:p/>
        </draw:line>
        <draw:line draw:style-name="gr2" draw:text-style-name="P3" draw:layer="layout" svg:x1="18.448cm" svg:y1="7.704cm" svg:x2="18.694cm" svg:y2="9.545cm">
          <text:p/>
        </draw:line>
        <draw:line draw:style-name="gr2" draw:text-style-name="P3" draw:layer="layout" svg:x1="18.694cm" svg:y1="9.556cm" svg:x2="19.159cm" svg:y2="7.726cm">
          <text:p/>
        </draw:line>
        <draw:line draw:style-name="gr2" draw:text-style-name="P3" draw:layer="layout" svg:x1="19.159cm" svg:y1="7.726cm" svg:x2="19.405cm" svg:y2="9.567cm">
          <text:p/>
        </draw:line>
        <draw:line draw:style-name="gr2" draw:text-style-name="P3" draw:layer="layout" svg:x1="19.405cm" svg:y1="9.578cm" svg:x2="19.87cm" svg:y2="7.748cm">
          <text:p/>
        </draw:line>
        <draw:line draw:style-name="gr2" draw:text-style-name="P3" draw:layer="layout" svg:x1="19.87cm" svg:y1="7.748cm" svg:x2="20.116cm" svg:y2="9.589cm">
          <text:p/>
        </draw:line>
        <draw:line draw:style-name="gr2" draw:text-style-name="P3" draw:layer="layout" svg:x1="20.116cm" svg:y1="9.589cm" svg:x2="20.492cm" svg:y2="8.741cm">
          <text:p/>
        </draw:line>
        <draw:line draw:style-name="gr2" draw:text-style-name="P3" draw:layer="layout" svg:x1="16.536cm" svg:y1="8.787cm" svg:x2="15.742cm" svg:y2="8.761cm">
          <text:p/>
        </draw:line>
        <draw:line draw:style-name="gr2" draw:text-style-name="P3" draw:layer="layout" svg:x1="21.286cm" svg:y1="8.767cm" svg:x2="20.492cm" svg:y2="8.741cm">
          <text:p/>
        </draw:line>
        <draw:custom-shape draw:style-name="gr3" draw:text-style-name="P4" draw:layer="layout" svg:width="0.311cm" svg:height="0.369cm" svg:x="6.486cm" svg:y="8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311cm" svg:height="0.369cm" svg:x="11.242cm" svg:y="8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311cm" svg:height="0.369cm" svg:x="15.98cm" svg:y="8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311cm" svg:height="0.369cm" svg:x="20.719cm" svg:y="8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447cm" svg:height="1.825cm" svg:x="5.845cm" svg:y="7.79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292cm" svg:y1="7.79cm" svg:x2="6.292cm" svg:y2="9.615cm">
          <text:p/>
        </draw:line>
        <draw:line draw:style-name="gr20" draw:text-style-name="P3" draw:layer="layout" svg:x1="6.749cm" svg:y1="8.711cm" svg:x2="10.151cm" svg:y2="8.711cm">
          <text:p/>
        </draw:line>
        <draw:line draw:style-name="gr20" draw:text-style-name="P3" draw:layer="layout" svg:x1="11.349cm" svg:y1="8.711cm" svg:x2="14.751cm" svg:y2="8.711cm">
          <text:p/>
        </draw:line>
        <draw:line draw:style-name="gr20" draw:text-style-name="P3" draw:layer="layout" svg:x1="16.149cm" svg:y1="8.711cm" svg:x2="19.551cm" svg:y2="8.711cm">
          <text:p/>
        </draw:line>
        <draw:line draw:style-name="gr20" draw:text-style-name="P3" draw:layer="layout" svg:x1="20.949cm" svg:y1="8.711cm" svg:x2="24.351cm" svg:y2="8.711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1T1">
        <office:forms form:automatic-focus="false" form:apply-design-mode="false"/>
        <draw:frame presentation:style-name="pr6" draw:layer="layout" svg:width="27.295cm" svg:height="2.492cm" svg:x="0.705cm" svg:y="1.199cm" presentation:class="title">
          <draw:text-box>
            <text:p>Ecuación Global</text:p>
          </draw:text-box>
        </draw:frame>
        <draw:frame presentation:style-name="pr7" draw:layer="layout" svg:width="25.199cm" svg:height="1.58cm" svg:x="1.4cm" svg:y="4.914cm" presentation:class="outline" presentation:user-transformed="true">
          <draw:text-box>
            <text:list text:style-name="L4">
              <text:list-header>
                <text:p>Sistema de ecuaciones Lineales</text:p>
              </text:list-header>
            </text:list>
          </draw:text-box>
        </draw:frame>
        <draw:frame draw:style-name="gr12" draw:text-style-name="P6" draw:layer="layout" svg:width="14.631cm" svg:height="5.615cm" svg:x="8.835cm" svg:y="7.474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2" draw:text-style-name="P6" draw:layer="layout" svg:width="0.838cm" svg:height="1.185cm" svg:x="4.431cm" svg:y="13.858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1" draw:text-style-name="P10" draw:layer="layout" svg:width="10.412cm" svg:height="0.962cm" svg:x="5.885cm" svg:y="13.967cm">
          <draw:text-box>
            <text:p text:style-name="P9"><text:span text:style-name="T4">: desplazamiento nodo i</text:span></text:p>
          </draw:text-box>
        </draw:frame>
        <draw:frame draw:style-name="gr12" draw:text-style-name="P6" draw:layer="layout" svg:width="1.043cm" svg:height="1.185cm" svg:x="4.474cm" svg:y="15.482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1" draw:text-style-name="P10" draw:layer="layout" svg:width="10.412cm" svg:height="0.962cm" svg:x="5.928cm" svg:y="15.591cm">
          <draw:text-box>
            <text:p text:style-name="P9"><text:span text:style-name="T4">: fuerza total en el nodo i</text:span></text:p>
          </draw:text-box>
        </draw:frame>
        <draw:frame draw:style-name="gr21" draw:text-style-name="P10" draw:layer="layout" svg:width="4.853cm" svg:height="0.962cm" svg:x="14.266cm" svg:y="13.982cm">
          <draw:text-box>
            <text:p text:style-name="P9"><text:span text:style-name="T4">Vínculos:</text:span></text:p>
          </draw:text-box>
        </draw:frame>
        <draw:frame draw:style-name="gr21" draw:text-style-name="P10" draw:layer="layout" svg:width="4.853cm" svg:height="0.962cm" svg:x="14.266cm" svg:y="13.982cm">
          <draw:text-box>
            <text:p text:style-name="P9"><text:span text:style-name="T4">Vínculos:</text:span></text:p>
          </draw:text-box>
        </draw:frame>
        <draw:frame draw:style-name="gr12" draw:text-style-name="P6" draw:layer="layout" svg:width="2.999cm" svg:height="1.185cm" svg:x="18.475cm" svg:y="13.758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2" draw:text-style-name="P6" draw:layer="layout" svg:width="3.422cm" svg:height="1.185cm" svg:x="18.394cm" svg:y="15.568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1" draw:text-style-name="P10" draw:layer="layout" svg:width="4.853cm" svg:height="0.962cm" svg:x="14.288cm" svg:y="15.568cm">
          <draw:text-box>
            <text:p text:style-name="P9"><text:span text:style-name="T4">Conocidas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1T1">
        <office:forms form:automatic-focus="false" form:apply-design-mode="false"/>
        <draw:custom-shape draw:style-name="gr22" draw:text-style-name="P11" draw:layer="layout" svg:width="1.451cm" svg:height="2.518cm" svg:x="21.057cm" svg:y="8.27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5.889cm" svg:height="2.518cm" svg:x="12.802cm" svg:y="8.27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7.478cm" svg:height="1.583cm" svg:x="7.114cm" svg:y="13.8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7.478cm" svg:height="1.583cm" svg:x="7.114cm" svg:y="17.01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7.745cm" svg:height="1.383cm" svg:x="15.364cm" svg:y="17.11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7.745cm" svg:height="1.383cm" svg:x="15.363cm" svg:y="13.8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1.451cm" svg:height="2.518cm" svg:x="23.356cm" svg:y="8.27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1.787cm" svg:height="2.518cm" svg:x="18.957cm" svg:y="8.27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1.609cm" svg:height="2.518cm" svg:x="10.668cm" svg:y="8.27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1.432cm" svg:height="1.109cm" svg:x="21.057cm" svg:y="7.1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1.432cm" svg:height="1.109cm" svg:x="21.057cm" svg:y="10.871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14.771cm" svg:height="5.615cm" svg:x="10.309cm" svg:y="6.635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presentation:style-name="pr6" draw:layer="layout" svg:width="27.295cm" svg:height="2.492cm" svg:x="0.705cm" svg:y="1.199cm" presentation:class="title">
          <draw:text-box>
            <text:p>Resolución: Ejemplo de los Resortes</text:p>
          </draw:text-box>
        </draw:frame>
        <draw:frame presentation:style-name="pr7" draw:layer="layout" svg:width="25.199cm" svg:height="1.484cm" svg:x="1.4cm" svg:y="4.914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header>
                        <text:p>Desarrollamos las ecuaciones para las <text:tab/>incógnitas</text:p>
                      </text:list-header>
                    </text:list>
                  </text:list-item>
                </text:list>
              </text:list-item>
            </text:list>
          </draw:text-box>
        </draw:frame>
        <draw:line draw:style-name="gr5" draw:text-style-name="P3" draw:layer="layout" svg:x1="7.274cm" svg:y1="8.86cm" svg:x2="10.053cm" svg:y2="8.86cm">
          <text:p/>
        </draw:line>
        <draw:line draw:style-name="gr5" draw:text-style-name="P3" draw:layer="layout" svg:x1="7.296cm" svg:y1="10.107cm" svg:x2="10.075cm" svg:y2="10.107cm">
          <text:p/>
        </draw:line>
        <draw:frame draw:style-name="gr12" draw:text-style-name="P6" draw:layer="layout" svg:width="15.517cm" svg:height="1.209cm" svg:x="0.913cm" svg:y="12.605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2" draw:text-style-name="P6" draw:layer="layout" svg:width="15.709cm" svg:height="1.209cm" svg:x="0.714cm" svg:y="15.706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2" draw:text-style-name="P6" draw:layer="layout" svg:width="15.794cm" svg:height="1.209cm" svg:x="7.114cm" svg:y="14.006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2" draw:text-style-name="P6" draw:layer="layout" svg:width="15.991cm" svg:height="1.209cm" svg:x="7.115cm" svg:y="17.307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1T1">
        <office:forms form:automatic-focus="false" form:apply-design-mode="false"/>
        <draw:frame presentation:style-name="pr6" draw:layer="layout" svg:width="27.295cm" svg:height="2.492cm" svg:x="0.705cm" svg:y="1.199cm" presentation:class="title">
          <draw:text-box>
            <text:p>Reducción del sistema lineal</text:p>
          </draw:text-box>
        </draw:frame>
        <draw:frame presentation:style-name="pr7" draw:layer="layout" svg:width="25.199cm" svg:height="2.783cm" svg:x="1.4cm" svg:y="4.914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header>
                        <text:p>Interpretamos matricialmente el sistema de ecuaciones reducido: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2" draw:text-style-name="P6" draw:layer="layout" svg:width="16.188cm" svg:height="2.856cm" svg:x="9.759cm" svg:y="11.553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2" draw:text-style-name="P6" draw:layer="layout" svg:width="2.827cm" svg:height="1.186cm" svg:x="11.35cm" svg:y="15.572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custom-shape draw:style-name="gr30" draw:text-style-name="P3" draw:layer="layout" svg:width="0.828cm" svg:height="5.628cm" draw:transform="rotate (1.5707963267949) translate (9.988cm 15.26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10" draw:layer="layout" svg:width="10.412cm" svg:height="0.962cm" svg:x="2.11cm" svg:y="17.677cm">
          <draw:text-box>
            <text:p text:style-name="P9"><text:span text:style-name="T4">Resolvemos:</text:span></text:p>
          </draw:text-box>
        </draw:frame>
        <draw:frame draw:style-name="gr12" draw:text-style-name="P6" draw:layer="layout" svg:width="1.602cm" svg:height="1.183cm" svg:x="21.533cm" svg:y="15.664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custom-shape draw:style-name="gr31" draw:text-style-name="P3" draw:layer="layout" svg:width="0.828cm" svg:height="3.206cm" draw:transform="rotate (1.5707963267949) translate (20.813cm 15.39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6" draw:layer="layout" svg:width="10.985cm" svg:height="2.939cm" svg:x="8.292cm" svg:y="17.677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2" draw:text-style-name="P6" draw:layer="layout" svg:width="15.988cm" svg:height="2.466cm" svg:x="1.969cm" svg:y="8.219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1T1">
        <office:forms form:automatic-focus="false" form:apply-design-mode="false"/>
        <draw:custom-shape draw:style-name="gr32" draw:text-style-name="P12" draw:layer="layout" svg:width="1.451cm" svg:height="4.936cm" svg:x="20.987cm" svg:y="7.0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2" draw:layer="layout" svg:width="9.726cm" svg:height="1.2cm" svg:x="11.019cm" svg:y="10.74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9.591cm" svg:height="1.081cm" svg:x="10.985cm" svg:y="6.97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1.432cm" svg:height="1.109cm" svg:x="23.376cm" svg:y="7.1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1.432cm" svg:height="1.109cm" svg:x="23.357cm" svg:y="10.797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7.295cm" svg:height="2.492cm" svg:x="0.705cm" svg:y="1.199cm" presentation:class="title">
          <draw:text-box>
            <text:p>Reducción del sistema lineal</text:p>
          </draw:text-box>
        </draw:frame>
        <draw:frame presentation:style-name="pr7" draw:layer="layout" svg:width="25.199cm" svg:height="1.147cm" svg:x="1.4cm" svg:y="4.914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header>
                        <text:p>Desarrollamos ahora para las fuerzas de vínculo</text:p>
                      </text:list-header>
                    </text:list>
                  </text:list-item>
                </text:list>
              </text:list-item>
            </text:list>
          </draw:text-box>
        </draw:frame>
        <draw:line draw:style-name="gr5" draw:text-style-name="P3" draw:layer="layout" svg:x1="7.179cm" svg:y1="7.562cm" svg:x2="9.958cm" svg:y2="7.562cm">
          <text:p/>
        </draw:line>
        <draw:line draw:style-name="gr5" draw:text-style-name="P3" draw:layer="layout" svg:x1="7.008cm" svg:y1="11.358cm" svg:x2="9.787cm" svg:y2="11.358cm">
          <text:p/>
        </draw:line>
        <draw:frame draw:style-name="gr12" draw:text-style-name="P6" draw:layer="layout" svg:width="12.918cm" svg:height="1.209cm" svg:x="7.641cm" svg:y="13.616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12" draw:text-style-name="P6" draw:layer="layout" svg:width="13.553cm" svg:height="1.209cm" svg:x="6.942cm" svg:y="15.317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2" draw:text-style-name="P6" draw:layer="layout" svg:width="14.771cm" svg:height="5.615cm" svg:x="10.31cm" svg:y="6.635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1T1">
        <office:forms form:automatic-focus="false" form:apply-design-mode="false"/>
        <draw:frame presentation:style-name="pr6" draw:layer="layout" svg:width="27.295cm" svg:height="2.492cm" svg:x="0.705cm" svg:y="1.199cm" presentation:class="title">
          <draw:text-box>
            <text:p>Reducción del sistema lineal</text:p>
          </draw:text-box>
        </draw:frame>
        <draw:frame presentation:style-name="pr7" draw:layer="layout" svg:width="25.199cm" svg:height="1.484cm" svg:x="1.4cm" svg:y="4.914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header>
                        <text:p>Interpretamos matricialmente la solución para las fuerzas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2" draw:text-style-name="P6" draw:layer="layout" svg:width="2.58cm" svg:height="1.185cm" svg:x="13.021cm" svg:y="18.3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ustom-shape draw:style-name="gr36" draw:text-style-name="P3" draw:layer="layout" svg:width="0.828cm" svg:height="8.704cm" draw:transform="rotate (1.5707963267949) translate (10.159cm 18.29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6" draw:layer="layout" svg:width="1.548cm" svg:height="1.183cm" svg:x="21.704cm" svg:y="18.692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custom-shape draw:style-name="gr31" draw:text-style-name="P3" draw:layer="layout" svg:width="0.828cm" svg:height="3.206cm" draw:transform="rotate (1.5707963267949) translate (20.984cm 18.42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6" draw:layer="layout" svg:width="12.918cm" svg:height="1.209cm" svg:x="4.167cm" svg:y="8.757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12" draw:text-style-name="P6" draw:layer="layout" svg:width="13.553cm" svg:height="1.209cm" svg:x="3.468cm" svg:y="10.458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12" draw:text-style-name="P6" draw:layer="layout" svg:width="12.639cm" svg:height="5.386cm" svg:x="10.336cm" svg:y="12.977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1T1">
        <office:forms form:automatic-focus="false" form:apply-design-mode="false"/>
        <draw:frame presentation:style-name="pr6" draw:layer="layout" svg:width="27.295cm" svg:height="2.492cm" svg:x="0.705cm" svg:y="1.199cm" presentation:class="title">
          <draw:text-box>
            <text:p>Generalización del Problema</text:p>
          </draw:text-box>
        </draw:frame>
        <draw:frame draw:style-name="gr12" draw:text-style-name="P6" draw:layer="layout" svg:width="4.707cm" svg:height="1.184cm" svg:x="12.549cm" svg:y="6.279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1" draw:text-style-name="P10" draw:layer="layout" svg:width="10.412cm" svg:height="0.962cm" svg:x="3.605cm" svg:y="6.279cm">
          <draw:text-box>
            <text:p text:style-name="P9"><text:span text:style-name="T4">Sistema de ecuaciones:</text:span></text:p>
          </draw:text-box>
        </draw:frame>
        <draw:frame draw:style-name="gr21" draw:text-style-name="P10" draw:layer="layout" svg:width="18.82cm" svg:height="0.962cm" svg:x="3.513cm" svg:y="7.966cm">
          <draw:text-box>
            <text:p text:style-name="P9"><text:span text:style-name="T4">Consideramos las filas de los grados de libertad incógnitas:</text:span></text:p>
          </draw:text-box>
        </draw:frame>
        <draw:frame draw:style-name="gr12" draw:text-style-name="P6" draw:layer="layout" svg:width="4.865cm" svg:height="1.183cm" svg:x="21.293cm" svg:y="7.966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37" draw:text-style-name="P10" draw:layer="layout" svg:width="21.703cm" svg:height="3.095cm" svg:x="3.512cm" svg:y="9.775cm">
          <draw:text-box>
            <text:p text:style-name="P9"><text:span text:style-name="T4">Donde </text:span><text:span text:style-name="T5">r</text:span><text:span text:style-name="T4"> es un índice que recorre dichos grados de libertad (incógnitas). </text:span><text:span text:style-name="T4"><text:line-break/></text:span><text:span text:style-name="T4">Ahora bien, como </text:span><text:span text:style-name="T5">j</text:span><text:span text:style-name="T4"> recorre todos los grados de libertad, podemos separar </text:span><text:span text:style-name="T4"><text:line-break/></text:span><text:span text:style-name="T4">aquellos vinculados de los libres (incógnitas). </text:span><text:span text:style-name="T4"><text:line-break/></text:span><text:span text:style-name="T4">Sea </text:span><text:span text:style-name="T5">r'</text:span><text:span text:style-name="T4"> recorriendo las incógnitas, </text:span><text:span text:style-name="T5">s</text:span><text:span text:style-name="T4"> recorriendo los vínculos.</text:span></text:p>
          </draw:text-box>
        </draw:frame>
        <draw:frame draw:style-name="gr12" draw:text-style-name="P6" draw:layer="layout" svg:width="8.122cm" svg:height="1.184cm" svg:x="14.537cm" svg:y="13.304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custom-shape draw:style-name="gr38" draw:text-style-name="P3" draw:layer="layout" svg:width="0.828cm" svg:height="2.949cm" draw:transform="rotate (1.5707963267949) translate (14.721cm 15.31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9" draw:text-style-name="P3" draw:layer="layout" svg:width="0.828cm" svg:height="2.661cm" draw:transform="rotate (1.5707963267949) translate (18.23cm 15.31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10" draw:layer="layout" svg:width="3.696cm" svg:height="0.962cm" svg:x="13.943cm" svg:y="15.483cm">
          <draw:text-box>
            <text:p text:style-name="P9"><text:span text:style-name="T4">Incógnitas</text:span></text:p>
          </draw:text-box>
        </draw:frame>
        <draw:frame draw:style-name="gr21" draw:text-style-name="P10" draw:layer="layout" svg:width="3.696cm" svg:height="0.962cm" svg:x="18.238cm" svg:y="15.667cm">
          <draw:text-box>
            <text:p text:style-name="P9"><text:span text:style-name="T4">Víncul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1T1">
        <office:forms form:automatic-focus="false" form:apply-design-mode="false"/>
        <draw:frame presentation:style-name="pr6" draw:layer="layout" svg:width="27.295cm" svg:height="2.492cm" svg:x="0.705cm" svg:y="1.199cm" presentation:class="title">
          <draw:text-box>
            <text:p>Generalización</text:p>
          </draw:text-box>
        </draw:frame>
        <draw:frame draw:style-name="gr12" draw:text-style-name="P6" draw:layer="layout" svg:width="8.239cm" svg:height="1.183cm" svg:x="9.537cm" svg:y="4.714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21" draw:text-style-name="P10" draw:layer="layout" svg:width="6.519cm" svg:height="0.962cm" svg:x="1.796cm" svg:y="4.807cm">
          <draw:text-box>
            <text:p text:style-name="P9"><text:span text:style-name="T4">Por último:</text:span></text:p>
          </draw:text-box>
        </draw:frame>
        <draw:frame draw:style-name="gr21" draw:text-style-name="P10" draw:layer="layout" svg:width="9.677cm" svg:height="0.962cm" svg:x="1.705cm" svg:y="8.304cm">
          <draw:text-box>
            <text:p text:style-name="P9"><text:span text:style-name="T4">Que se resuelve rápidamente:</text:span></text:p>
          </draw:text-box>
        </draw:frame>
        <draw:frame draw:style-name="gr12" draw:text-style-name="P6" draw:layer="layout" svg:width="8.663cm" svg:height="1.38cm" svg:x="12.49cm" svg:y="8.072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40" draw:text-style-name="P10" draw:layer="layout" svg:width="20.505cm" svg:height="1.673cm" svg:x="1.614cm" svg:y="11.985cm">
          <draw:text-box>
            <text:p text:style-name="P9"><text:span text:style-name="T4">Una vez que se conocen todos los ui se pueden recuperar las fuerzas de vínculo:</text:span></text:p>
          </draw:text-box>
        </draw:frame>
        <draw:frame draw:style-name="gr12" draw:text-style-name="P6" draw:layer="layout" svg:width="4.401cm" svg:height="1.182cm" svg:x="12.552cm" svg:y="14.084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1T1">
        <office:forms form:automatic-focus="false" form:apply-design-mode="false"/>
        <draw:frame presentation:style-name="pr6" draw:layer="layout" svg:width="27.295cm" svg:height="2.492cm" svg:x="0.705cm" svg:y="1.199cm" presentation:class="title">
          <draw:text-box>
            <text:p>Programación</text:p>
          </draw:text-box>
        </draw:frame>
        <draw:frame draw:style-name="gr41" draw:text-style-name="P13" draw:layer="layout" svg:width="9.308cm" svg:height="2.894cm" svg:x="7.442cm" svg:y="10.512cm">
          <draw:text-box>
            <text:p text:style-name="P9"><text:span text:style-name="T6">Kred = K (r , r) ;</text:span></text:p>
            <text:p text:style-name="P9"><text:span text:style-name="T6"/></text:p>
            <text:p text:style-name="P9"><text:span text:style-name="T6">Ks= K(s,:);</text:span></text:p>
          </draw:text-box>
        </draw:frame>
        <draw:frame draw:style-name="gr42" draw:text-style-name="P10" draw:layer="layout" svg:width="25.706cm" svg:height="3.918cm" svg:x="1.964cm" svg:y="6.341cm">
          <draw:text-box>
            <text:p text:style-name="P9"><text:span text:style-name="T4">Podemos entender que </text:span><text:span text:style-name="T5">r</text:span><text:span text:style-name="T4"> es un vector con los índices que identifican a los grados de libertad incógnitas. En nuestro ejemplo del resorte, </text:span><text:span text:style-name="T7">r = (2,3)</text:span><text:span text:style-name="T4">. </text:span><text:span text:style-name="T5">s</text:span><text:span text:style-name="T4"> sería entonces el vector que recorre los índices de los grados de libertad vinculados, </text:span><text:span text:style-name="T7">s = (1,4)</text:span><text:span text:style-name="T4">. Lenguajes de programación como Matlab, cualquier derivado de Fortran 90 o incluso Python pueden construir las matrices reducidas con la siguiente notación:</text:span></text:p>
          </draw:text-box>
        </draw:frame>
        <draw:frame draw:style-name="gr21" draw:text-style-name="P10" draw:layer="layout" svg:width="24.119cm" svg:height="0.962cm" svg:x="2.416cm" svg:y="13.599cm">
          <draw:text-box>
            <text:p text:style-name="P9"><text:span text:style-name="T4">De forma que la implementación de la formula general es inmediata: </text:span></text:p>
          </draw:text-box>
        </draw:frame>
        <draw:frame draw:style-name="gr43" draw:text-style-name="P13" draw:layer="layout" svg:width="21.203cm" svg:height="1.202cm" svg:x="6.375cm" svg:y="14.942cm">
          <draw:text-box>
            <text:p text:style-name="P9"><text:span text:style-name="T6">U(r) = inv(K(r , r))*( F(r) – K(r,s)*U(s));</text:span></text:p>
          </draw:text-box>
        </draw:frame>
        <draw:frame draw:style-name="gr40" draw:text-style-name="P10" draw:layer="layout" svg:width="24.119cm" svg:height="1.673cm" svg:x="2.478cm" svg:y="16.144cm">
          <draw:text-box>
            <text:p text:style-name="P9"><text:span text:style-name="T4">Esto resolvera los desplazamientos desconocidos. <text:s/>Para resolver las fuerzas de vínculo:</text:span></text:p>
          </draw:text-box>
        </draw:frame>
        <draw:frame draw:style-name="gr44" draw:text-style-name="P13" draw:layer="layout" svg:width="20.228cm" svg:height="1.132cm" svg:x="7.35cm" svg:y="17.743cm">
          <draw:text-box>
            <text:p text:style-name="P9"><text:span text:style-name="T6">F(s) = K(s,:) 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 Black2" svg:font-family="'Arial Black'" style:font-adornments="Regular" style:font-pitch="variable"/>
    <style:font-face style:name="Arial4" svg:font-family="Arial" style:font-adornments="Regular" style:font-family-generic="modern" style:font-pitch="variable"/>
    <style:font-face style:name="Courier New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color="#ffffff"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>
      <style:graphic-properties draw:fill="none"/>
    </style:style>
    <style:style style:name="Default-background" style:family="presentation">
      <style:graphic-properties draw:stroke="none" draw:fill="none" draw:fill-color="#ffffff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fill="solid" draw:fill-color="#00381f"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5" style:font-family-asian="Arial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5" style:font-family-asian="Arial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5" style:font-family-asian="Arial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svg:stroke-color="#3465a4" draw:fill="none" draw:fill-color="#610506" draw:textarea-vertical-align="middle" fo:padding-left="2cm" fo:padding-right="1cm" draw:shadow-color="#000000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Arial Black2" fo:font-family="'Arial Black'" style:font-style-name="Regular" style:font-pitch="variable" fo:font-size="32pt" fo:font-style="normal" fo:text-shadow="none" style:text-underline-style="none" fo:font-weight="normal" style:letter-kerning="true" fo:background-color="transparent" style:font-name-asian="Arial5" style:font-family-asian="Arial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fff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4b1f6f" draw:textarea-horizontal-align="justify" draw:textarea-vertical-align="middle" draw:auto-grow-height="false" fo:min-height="4.442cm" fo:min-width="27.5cm"/>
    </style:style>
    <style:style style:name="Mgr4" style:family="graphic" style:parent-style-name="standard">
      <style:graphic-properties draw:stroke="none" draw:fill="solid" draw:fill-color="#314004" draw:textarea-horizontal-align="justify" draw:textarea-vertical-align="middle" draw:auto-grow-height="false" fo:min-height="2.097cm" fo:min-width="27.5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title">
      <style:graphic-properties draw:auto-grow-height="true" fo:min-height="3.50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fill="solid" draw:fill-color="#610506" draw:textarea-vertical-align="middle" draw:auto-grow-height="false" fo:min-height="3.312cm" fo:min-width="28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svg:stroke-color="#3465a4" draw:fill="solid" draw:fill-color="#333333" draw:textarea-vertical-align="middle" draw:auto-grow-height="false" fo:min-height="0.783cm" fo:min-width="28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4b1f6f"/>
      <style:paragraph-properties fo:text-align="center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314004"/>
      <style:paragraph-properties fo:text-align="center"/>
    </style:style>
    <style:style style:name="MP10" style:family="paragraph">
      <style:text-properties fo:color="#ffffff" fo:font-size="28pt" style:font-size-asian="28pt" style:font-size-complex="28pt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solid" draw:fill-color="#610506"/>
      <style:paragraph-properties fo:text-align="center"/>
    </style:style>
    <style:style style:name="MP13" style:family="paragraph">
      <loext:graphic-properties draw:fill="solid" draw:fill-color="#333333"/>
      <style:paragraph-properties fo:text-align="center"/>
      <style:text-properties style:font-name="Arial2" fo:font-size="18pt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2" fo:font-size="18pt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outline1" draw:layer="backgroundobjects" svg:width="25.199cm" svg:height="8.537cm" svg:x="2.323cm" svg:y="10.5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0.99cm" svg:height="1.448cm" svg:x="4.145cm" svg:y="0.699cm" presentation:class="footer">
        <draw:text-box>
          <text:p text:style-name="MP5"><text:span text:style-name="MT1">Instituto Jorge Sabato, 25 años.</text:span></text:p>
          <text:p text:style-name="MP5"><text:span text:style-name="MT1">Comisión Nacional de Energía atómica.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4.692cm" svg:x="0cm" svg:y="5.191cm">
        <text:p/>
        <draw:enhanced-geometry svg:viewBox="0 0 21600 21600" draw:type="rectangle" draw:enhanced-path="M 0 0 L 21600 0 21600 21600 0 21600 0 0 Z N"/>
      </draw:custom-shape>
      <draw:custom-shape draw:style-name="Mgr4" draw:text-style-name="MP9" draw:layer="backgroundobjects" svg:width="28cm" svg:height="2.347cm" svg:x="0cm" svg:y="2.894cm">
        <text:p text:style-name="MP8">Modelización de Materiales 2019</text:p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2" draw:text-style-name="MP10" draw:layer="backgroundobjects" svg:width="28cm" svg:height="3.506cm" svg:x="0cm" svg:y="2.234cm" presentation:class="title" presentation:user-transformed="true">
        <draw:text-box>
          <text:p/>
        </draw:text-box>
      </draw:frame>
      <draw:frame draw:style-name="Mgr5" draw:text-style-name="MP11" draw:layer="backgroundobjects" svg:width="3.273cm" svg:height="3.31cm" svg:x="0.771cm" svg:y="-0.001cm">
        <draw:image xlink:href="Pictures/100002010000005B0000005C6F1AD6B5FFAE6F9F.png" xlink:type="simple" xlink:show="embed" xlink:actuate="onLoad">
          <text:p/>
        </draw:image>
      </draw:frame>
      <draw:frame presentation:style-name="Default-title" draw:layer="backgroundobjects" svg:width="25.199cm" svg:height="3.506cm" svg:x="1.362cm" svg:y="5.783cm" presentation:class="title" presentation:placeholder="true">
        <draw:text-box/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custom-shape presentation:style-name="Mpr5" draw:text-style-name="MP12" draw:layer="backgroundobjects" svg:width="28cm" svg:height="3.312cm" svg:x="0cm" svg:y="0.745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7.295cm" svg:height="2.492cm" svg:x="0.705cm" svg:y="1.199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7" draw:text-style-name="MP13" draw:layer="backgroundobjects" svg:width="28cm" svg:height="0.783cm" svg:x="0cm" svg:y="0cm">
        <text:p text:style-name="MP8"><text:span text:style-name="MT2">Modelizacion de Materiales 2019</text:span></text:p>
        <draw:enhanced-geometry svg:viewBox="0 0 21600 21600" draw:type="rectangle" draw:enhanced-path="M 0 0 L 21600 0 21600 21600 0 21600 0 0 Z N"/>
      </draw:custom-shape>
      <draw:frame draw:style-name="Mgr5" draw:text-style-name="MP11" draw:layer="backgroundobjects" svg:width="3.273cm" svg:height="3.31cm" svg:x="0cm" svg:y="0cm">
        <draw:image xlink:href="Pictures/100002010000005B0000005C89BAD5C8CF208B8E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3T15:09:40.975055702</meta:creation-date>
    <meta:editing-duration>PT1H16M42S</meta:editing-duration>
    <meta:editing-cycles>17</meta:editing-cycles>
    <meta:generator>LibreOffice/5.2.7.2$Linux_X86_64 LibreOffice_project/20m0$Build-2</meta:generator>
    <dc:subject>Método de Elementos Finitos, Resolucion de Sistemas Lineales Mixtos</dc:subject>
    <dc:title>ClasesModelizacion2018</dc:title>
    <meta:initial-creator>Mariano Forti</meta:initial-creator>
    <dc:date>2019-04-23T17:10:30.113447334</dc:date>
    <dc:creator>Mariano Forti</dc:creator>
    <meta:keyword>MEF</meta:keyword>
    <meta:keyword>FEM</meta:keyword>
    <meta:keyword>Elementos Fintios</meta:keyword>
    <meta:keyword>Sistemas Lineales Mixtos.</meta:keyword>
    <meta:document-statistic meta:object-count="438"/>
    <meta:template xlink:type="simple" xlink:actuate="onRequest" xlink:title="ClasesModelizacion2018" xlink:href="../../../../../Templates/ClasesModelizacion2018.otp" meta:date="2018-04-03T15:09:40.915944888"/>
  </office:meta>
</office:document-meta>
</file>

<file path=Object 1/content.xml><?xml version="1.0" encoding="utf-8"?>
<math xmlns="http://www.w3.org/1998/Math/MathML">
  <semantics>
    <mrow>
      <msub>
        <mo stretchy="false">δ</mo>
        <mi>o</mi>
      </msub>
    </mrow>
    <annotation encoding="StarMath 5.0">%delta _o</annotation>
  </semantics>
</math>
</file>

<file path=Object 10/content.xml><?xml version="1.0" encoding="utf-8"?>
<math xmlns="http://www.w3.org/1998/Math/MathML">
  <semantics>
    <mrow>
      <msubsup>
        <mi>k</mi>
        <mrow>
          <mi mathvariant="italic">el</mi>
        </mrow>
        <mn>2</mn>
      </msubsup>
      <mrow>
        <mrow/>
        <mo stretchy="false">=</mo>
        <mrow/>
      </mrow>
      <msub>
        <mi>k</mi>
        <mn>2</mn>
      </msub>
      <mfenced open="(" close=")">
        <mrow>
          <mtable>
            <mtr>
              <mtd>
                <mrow>
                  <mi/>
                  <mn>1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</mtr>
            <mtr>
              <mtd>
                <mrow>
                  <mrow>
                    <mo stretchy="false">−</mo>
                    <mn>1</mn>
                  </mrow>
                </mrow>
              </mtd>
              <mtd>
                <mrow>
                  <mi/>
                  <mn>1</mn>
                </mrow>
              </mtd>
            </mtr>
          </mtable>
        </mrow>
      </mfenced>
    </mrow>
    <annotation encoding="StarMath 5.0">k_{el} ^2{}={}
k_2 left(
matrix{
~1 # -1 ## -1 # ~1 }
right)</annotation>
  </semantics>
</math>
</file>

<file path=Object 11/content.xml><?xml version="1.0" encoding="utf-8"?>
<math xmlns="http://www.w3.org/1998/Math/MathML">
  <semantics>
    <mrow>
      <msubsup>
        <mi>f</mi>
        <mn>1</mn>
        <mn>3</mn>
      </msubsup>
      <mrow>
        <mrow/>
        <mo stretchy="false">=</mo>
        <mrow>
          <mrow/>
          <mo stretchy="false">−</mo>
          <msub>
            <mi>k</mi>
            <mn>3</mn>
          </msub>
        </mrow>
      </mrow>
      <mfenced open="(" close=")">
        <mrow>
          <mrow>
            <msub>
              <mi>x</mi>
              <mn>4</mn>
            </msub>
            <mo stretchy="false">−</mo>
            <msub>
              <mi>x</mi>
              <mn>3</mn>
            </msub>
          </mrow>
        </mrow>
      </mfenced>
    </mrow>
    <annotation encoding="StarMath 5.0">f_1 ^3 {}={} - k_3 left( x_4 - x_3 right)</annotation>
  </semantics>
</math>
</file>

<file path=Object 12/content.xml><?xml version="1.0" encoding="utf-8"?>
<math xmlns="http://www.w3.org/1998/Math/MathML">
  <semantics>
    <mrow>
      <msubsup>
        <mi>f</mi>
        <mn>2</mn>
        <mn>3</mn>
      </msubsup>
      <mrow>
        <mrow/>
        <mo stretchy="false">=</mo>
        <mrow/>
      </mrow>
      <mi/>
      <msub>
        <mi>k</mi>
        <mn>3</mn>
      </msub>
      <mfenced open="(" close=")">
        <mrow>
          <mrow>
            <msub>
              <mi>x</mi>
              <mn>4</mn>
            </msub>
            <mo stretchy="false">−</mo>
            <msub>
              <mi>x</mi>
              <mn>3</mn>
            </msub>
          </mrow>
        </mrow>
      </mfenced>
    </mrow>
    <annotation encoding="StarMath 5.0">f_2 ^3 {}={}  ~~k_3 left( x_4 - x_3 right)</annotation>
  </semantics>
</math>
</file>

<file path=Object 13/content.xml><?xml version="1.0" encoding="utf-8"?>
<math xmlns="http://www.w3.org/1998/Math/MathML">
  <semantics>
    <mrow>
      <mfenced open="(" close=")">
        <mrow>
          <mtable>
            <mtr>
              <mtd>
                <mrow>
                  <msubsup>
                    <mi>f</mi>
                    <mn>1</mn>
                    <mn>3</mn>
                  </msubsup>
                </mrow>
              </mtd>
            </mtr>
            <mtr>
              <mtd>
                <mrow>
                  <msubsup>
                    <mi>f</mi>
                    <mn>2</mn>
                    <mn>3</mn>
                  </msubsup>
                </mrow>
              </mtd>
            </mtr>
          </mtable>
        </mrow>
      </mfenced>
      <mrow>
        <mrow/>
        <mo stretchy="false">=</mo>
        <mrow/>
      </mrow>
      <msub>
        <mi>k</mi>
        <mn>3</mn>
      </msub>
      <mfenced open="(" close=")">
        <mrow>
          <mtable>
            <mtr>
              <mtd>
                <mrow>
                  <mi/>
                  <mn>1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</mtr>
            <mtr>
              <mtd>
                <mrow>
                  <mrow>
                    <mo stretchy="false">−</mo>
                    <mn>1</mn>
                  </mrow>
                </mrow>
              </mtd>
              <mtd>
                <mrow>
                  <mi/>
                  <mn>1</mn>
                </mrow>
              </mtd>
            </mtr>
          </mtable>
        </mrow>
      </mfenced>
      <mfenced open="(" close=")">
        <mrow>
          <mtable>
            <mtr>
              <mtd>
                <mrow>
                  <msub>
                    <mi>x</mi>
                    <mn>3</mn>
                  </msub>
                </mrow>
              </mtd>
            </mtr>
            <mtr>
              <mtd>
                <mrow>
                  <msub>
                    <mi>x</mi>
                    <mn>4</mn>
                  </msub>
                </mrow>
              </mtd>
            </mtr>
          </mtable>
        </mrow>
      </mfenced>
    </mrow>
    <annotation encoding="StarMath 5.0">left( 
  stack{ f_1 ^3 # f_2 ^3 }
right)
  {}={}
k_3 left(
matrix{
~1 # -1 ## -1 # ~1 }
right)

left( 
  stack{ x_3 # x_4 }
right)</annotation>
  </semantics>
</math>
</file>

<file path=Object 14/content.xml><?xml version="1.0" encoding="utf-8"?>
<math xmlns="http://www.w3.org/1998/Math/MathML">
  <semantics>
    <mrow>
      <msubsup>
        <mi>k</mi>
        <mrow>
          <mi mathvariant="italic">el</mi>
        </mrow>
        <mn>3</mn>
      </msubsup>
      <mrow>
        <mrow/>
        <mo stretchy="false">=</mo>
        <mrow/>
      </mrow>
      <msub>
        <mi>k</mi>
        <mn>3</mn>
      </msub>
      <mfenced open="(" close=")">
        <mrow>
          <mtable>
            <mtr>
              <mtd>
                <mrow>
                  <mi/>
                  <mn>1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</mtr>
            <mtr>
              <mtd>
                <mrow>
                  <mrow>
                    <mo stretchy="false">−</mo>
                    <mn>1</mn>
                  </mrow>
                </mrow>
              </mtd>
              <mtd>
                <mrow>
                  <mi/>
                  <mn>1</mn>
                </mrow>
              </mtd>
            </mtr>
          </mtable>
        </mrow>
      </mfenced>
    </mrow>
    <annotation encoding="StarMath 5.0">k_{el} ^3{}={}
k_3 left(
matrix{
~1 # -1 ## -1 # ~1 }
right)</annotation>
  </semantics>
</math>
</file>

<file path=Object 15/content.xml><?xml version="1.0" encoding="utf-8"?>
<math xmlns="http://www.w3.org/1998/Math/MathML" display="block">
  <semantics>
    <mrow>
      <mrow>
        <msub>
          <mi>F</mi>
          <mn>1</mn>
        </msub>
        <mo stretchy="false">=</mo>
        <msubsup>
          <mi>f</mi>
          <mn>1</mn>
          <mn>1</mn>
        </msubsup>
      </mrow>
      <mrow>
        <mrow/>
        <mo stretchy="false">=</mo>
        <mrow>
          <mrow/>
          <mo stretchy="false">−</mo>
          <msub>
            <mi>k</mi>
            <mn>1</mn>
          </msub>
        </mrow>
      </mrow>
      <mrow>
        <mo fence="true" stretchy="true">(</mo>
        <mrow>
          <mrow>
            <msub>
              <mi>x</mi>
              <mn>2</mn>
            </msub>
            <mo stretchy="false">−</mo>
            <msub>
              <mi>x</mi>
              <mn>1</mn>
            </msub>
          </mrow>
        </mrow>
        <mo fence="true" stretchy="true">)</mo>
      </mrow>
      <mrow>
        <mrow/>
        <mo stretchy="false">=</mo>
        <mrow/>
      </mrow>
      <msub>
        <mi>x</mi>
        <mn>1</mn>
      </msub>
      <mrow>
        <mrow>
          <mo fence="true" stretchy="false">(</mo>
          <mrow>
            <msub>
              <mi>k</mi>
              <mn>1</mn>
            </msub>
          </mrow>
          <mo fence="true" stretchy="false">)</mo>
        </mrow>
        <mo stretchy="false">+</mo>
        <msub>
          <mi>x</mi>
          <mn>2</mn>
        </msub>
      </mrow>
      <mrow>
        <mrow>
          <mo fence="true" stretchy="false">(</mo>
          <mrow>
            <mrow>
              <mo stretchy="false">−</mo>
              <msub>
                <mi>k</mi>
                <mn>1</mn>
              </msub>
            </mrow>
          </mrow>
          <mo fence="true" stretchy="false">)</mo>
        </mrow>
        <mo stretchy="false">+</mo>
        <mrow>
          <msub>
            <mi>x</mi>
            <mn>3</mn>
          </msub>
          <mo stretchy="false">⋅</mo>
          <mrow>
            <mo fence="true" stretchy="false">(</mo>
            <mrow>
              <mn>0</mn>
            </mrow>
            <mo fence="true" stretchy="false">)</mo>
          </mrow>
        </mrow>
        <mo stretchy="false">+</mo>
        <mrow>
          <msub>
            <mi>x</mi>
            <mn>4</mn>
          </msub>
          <mo stretchy="false">⋅</mo>
          <mrow>
            <mo fence="true" stretchy="false">(</mo>
            <mrow>
              <mn>0</mn>
            </mrow>
            <mo fence="true" stretchy="false">)</mo>
          </mrow>
        </mrow>
      </mrow>
    </mrow>
    <annotation encoding="StarMath 5.0">F_1 = f_1 ^1 {}={} - k_1 left( x_2 - x_1 right)
    {}={} x_1 ( k_1) + x_2 ( -k_1 ) + x_3 cdot (0) + x_4 cdot ( 0 )</annotation>
  </semantics>
</math>
</file>

<file path=Object 16/content.xml><?xml version="1.0" encoding="utf-8"?>
<math xmlns="http://www.w3.org/1998/Math/MathML" display="block">
  <semantics>
    <mrow>
      <mrow>
        <msub>
          <mi>F</mi>
          <mn>2</mn>
        </msub>
        <mo stretchy="false">=</mo>
        <mrow>
          <msubsup>
            <mi>f</mi>
            <mn>2</mn>
            <mn>1</mn>
          </msubsup>
          <mo stretchy="false">+</mo>
          <msubsup>
            <mi>f</mi>
            <mn>1</mn>
            <mn>2</mn>
          </msubsup>
        </mrow>
      </mrow>
      <mrow>
        <mrow/>
        <mo stretchy="false">=</mo>
        <mrow/>
      </mrow>
      <msub>
        <mi>k</mi>
        <mn>1</mn>
      </msub>
      <mrow>
        <mrow>
          <mo fence="true" stretchy="true">(</mo>
          <mrow>
            <mrow>
              <msub>
                <mi>x</mi>
                <mn>2</mn>
              </msub>
              <mo stretchy="false">−</mo>
              <msub>
                <mi>x</mi>
                <mn>1</mn>
              </msub>
            </mrow>
          </mrow>
          <mo fence="true" stretchy="true">)</mo>
        </mrow>
        <mo stretchy="false">−</mo>
        <msub>
          <mi>k</mi>
          <mn>2</mn>
        </msub>
      </mrow>
      <mrow>
        <mo fence="true" stretchy="true">(</mo>
        <mrow>
          <mrow>
            <msub>
              <mi>x</mi>
              <mn>3</mn>
            </msub>
            <mo stretchy="false">−</mo>
            <msub>
              <mi>x</mi>
              <mn>2</mn>
            </msub>
          </mrow>
        </mrow>
        <mo fence="true" stretchy="true">)</mo>
      </mrow>
      <mrow>
        <mrow/>
        <mo stretchy="false">=</mo>
        <mrow/>
      </mrow>
      <msub>
        <mi>x</mi>
        <mn>1</mn>
      </msub>
      <mrow>
        <mrow>
          <mo fence="true" stretchy="false">(</mo>
          <mrow>
            <mrow>
              <mo stretchy="false">−</mo>
              <msub>
                <mi>k</mi>
                <mn>1</mn>
              </msub>
            </mrow>
          </mrow>
          <mo fence="true" stretchy="false">)</mo>
        </mrow>
        <mo stretchy="false">+</mo>
        <msub>
          <mi>x</mi>
          <mn>2</mn>
        </msub>
      </mrow>
      <mrow>
        <mrow>
          <mo fence="true" stretchy="false">(</mo>
          <mrow>
            <mrow>
              <msub>
                <mi>k</mi>
                <mn>1</mn>
              </msub>
              <mo stretchy="false">+</mo>
              <msub>
                <mi>k</mi>
                <mn>2</mn>
              </msub>
            </mrow>
          </mrow>
          <mo fence="true" stretchy="false">)</mo>
        </mrow>
        <mo stretchy="false">+</mo>
        <mrow>
          <msub>
            <mi>x</mi>
            <mn>3</mn>
          </msub>
          <mo stretchy="false">⋅</mo>
          <mrow>
            <mo fence="true" stretchy="false">(</mo>
            <mrow>
              <mrow>
                <mo stretchy="false">−</mo>
                <msub>
                  <mi>k</mi>
                  <mn>2</mn>
                </msub>
              </mrow>
            </mrow>
            <mo fence="true" stretchy="false">)</mo>
          </mrow>
        </mrow>
        <mo stretchy="false">+</mo>
        <mrow>
          <msub>
            <mi>x</mi>
            <mn>4</mn>
          </msub>
          <mo stretchy="false">⋅</mo>
          <mrow>
            <mo fence="true" stretchy="false">(</mo>
            <mrow>
              <mn>0</mn>
            </mrow>
            <mo fence="true" stretchy="false">)</mo>
          </mrow>
        </mrow>
      </mrow>
    </mrow>
    <annotation encoding="StarMath 5.0">F_2 = f_2 ^1 + f_1 ^2 {}={} k_1 left( x_2 - x_1 right) - k_2 left( x_3 - x_2 right)

 {}={} x_1 ( - k_1) + x_2 ( k_1 + k_2 ) + x_3 cdot (-k_2) + x_4 cdot ( 0 )</annotation>
  </semantics>
</math>
</file>

<file path=Object 17/content.xml><?xml version="1.0" encoding="utf-8"?>
<math xmlns="http://www.w3.org/1998/Math/MathML" display="block">
  <semantics>
    <mrow>
      <mrow>
        <msub>
          <mi>F</mi>
          <mn>3</mn>
        </msub>
        <mo stretchy="false">=</mo>
        <mrow>
          <msubsup>
            <mi>f</mi>
            <mn>2</mn>
            <mn>2</mn>
          </msubsup>
          <mo stretchy="false">+</mo>
          <msubsup>
            <mi>f</mi>
            <mn>1</mn>
            <mn>3</mn>
          </msubsup>
        </mrow>
      </mrow>
      <mrow>
        <mrow/>
        <mo stretchy="false">=</mo>
        <mrow/>
      </mrow>
      <msub>
        <mi>k</mi>
        <mn>2</mn>
      </msub>
      <mrow>
        <mrow>
          <mo fence="true" stretchy="true">(</mo>
          <mrow>
            <mrow>
              <msub>
                <mi>x</mi>
                <mn>3</mn>
              </msub>
              <mo stretchy="false">−</mo>
              <msub>
                <mi>x</mi>
                <mn>2</mn>
              </msub>
            </mrow>
          </mrow>
          <mo fence="true" stretchy="true">)</mo>
        </mrow>
        <mo stretchy="false">−</mo>
        <msub>
          <mi>k</mi>
          <mn>3</mn>
        </msub>
      </mrow>
      <mrow>
        <mo fence="true" stretchy="true">(</mo>
        <mrow>
          <mrow>
            <msub>
              <mi>x</mi>
              <mn>4</mn>
            </msub>
            <mo stretchy="false">−</mo>
            <msub>
              <mi>x</mi>
              <mn>3</mn>
            </msub>
          </mrow>
        </mrow>
        <mo fence="true" stretchy="true">)</mo>
      </mrow>
      <mrow>
        <mrow/>
        <mo stretchy="false">=</mo>
        <mrow/>
      </mrow>
      <mrow>
        <mrow>
          <msub>
            <mi>x</mi>
            <mn>1</mn>
          </msub>
          <mo stretchy="false">⋅</mo>
          <mrow>
            <mo fence="true" stretchy="false">(</mo>
            <mrow>
              <mn>0</mn>
            </mrow>
            <mo fence="true" stretchy="false">)</mo>
          </mrow>
        </mrow>
        <mo stretchy="false">+</mo>
        <msub>
          <mi>x</mi>
          <mn>2</mn>
        </msub>
      </mrow>
      <mrow>
        <mrow>
          <mo fence="true" stretchy="false">(</mo>
          <mrow>
            <mrow>
              <mo stretchy="false">−</mo>
              <msub>
                <mi>k</mi>
                <mn>2</mn>
              </msub>
            </mrow>
          </mrow>
          <mo fence="true" stretchy="false">)</mo>
        </mrow>
        <mo stretchy="false">+</mo>
        <mrow>
          <msub>
            <mi>x</mi>
            <mn>3</mn>
          </msub>
          <mo stretchy="false">⋅</mo>
          <mrow>
            <mo fence="true" stretchy="false">(</mo>
            <mrow>
              <mrow>
                <msub>
                  <mi>k</mi>
                  <mn>2</mn>
                </msub>
                <mo stretchy="false">+</mo>
                <msub>
                  <mi>k</mi>
                  <mn>3</mn>
                </msub>
              </mrow>
            </mrow>
            <mo fence="true" stretchy="false">)</mo>
          </mrow>
        </mrow>
        <mo stretchy="false">+</mo>
        <mrow>
          <msub>
            <mi>x</mi>
            <mn>4</mn>
          </msub>
          <mo stretchy="false">⋅</mo>
          <mrow>
            <mo fence="true" stretchy="false">(</mo>
            <mrow>
              <mrow>
                <mo stretchy="false">−</mo>
                <msub>
                  <mi>k</mi>
                  <mn>3</mn>
                </msub>
              </mrow>
            </mrow>
            <mo fence="true" stretchy="false">)</mo>
          </mrow>
        </mrow>
      </mrow>
    </mrow>
    <annotation encoding="StarMath 5.0">F_3 = f_2 ^2 + f_1 ^3 {}={} k_2 left( x_3 - x_2 right) - k_3 left( x_4 - x_3 right)

 {}={} x_1 cdot (0) + x_2 ( - k_2 ) + x_3 cdot ( k_2 + k_3 ) + x_4 cdot ( -k_3 )</annotation>
  </semantics>
</math>
</file>

<file path=Object 18/content.xml><?xml version="1.0" encoding="utf-8"?>
<math xmlns="http://www.w3.org/1998/Math/MathML" display="block">
  <semantics>
    <mrow>
      <mrow>
        <msub>
          <mi>F</mi>
          <mn>4</mn>
        </msub>
        <mo stretchy="false">=</mo>
        <msubsup>
          <mi>f</mi>
          <mn>2</mn>
          <mn>3</mn>
        </msubsup>
      </mrow>
      <mrow>
        <mrow/>
        <mo stretchy="false">=</mo>
        <mrow/>
      </mrow>
      <msub>
        <mi>k</mi>
        <mn>3</mn>
      </msub>
      <mrow>
        <mo fence="true" stretchy="true">(</mo>
        <mrow>
          <mrow>
            <msub>
              <mi>x</mi>
              <mn>4</mn>
            </msub>
            <mo stretchy="false">−</mo>
            <msub>
              <mi>x</mi>
              <mn>3</mn>
            </msub>
          </mrow>
        </mrow>
        <mo fence="true" stretchy="true">)</mo>
      </mrow>
      <mrow>
        <mrow/>
        <mo stretchy="false">=</mo>
        <mrow/>
      </mrow>
      <mrow>
        <mrow>
          <msub>
            <mi>x</mi>
            <mn>1</mn>
          </msub>
          <mo stretchy="false">⋅</mo>
          <mrow>
            <mo fence="true" stretchy="false">(</mo>
            <mrow>
              <mn>0</mn>
            </mrow>
            <mo fence="true" stretchy="false">)</mo>
          </mrow>
        </mrow>
        <mo stretchy="false">+</mo>
        <mrow>
          <msub>
            <mi>x</mi>
            <mn>2</mn>
          </msub>
          <mo stretchy="false">⋅</mo>
          <mrow>
            <mo fence="true" stretchy="false">(</mo>
            <mrow>
              <mn>0</mn>
            </mrow>
            <mo fence="true" stretchy="false">)</mo>
          </mrow>
        </mrow>
        <mo stretchy="false">+</mo>
        <mrow>
          <msub>
            <mi>x</mi>
            <mn>3</mn>
          </msub>
          <mo stretchy="false">⋅</mo>
          <mrow>
            <mo fence="true" stretchy="false">(</mo>
            <mrow>
              <mrow>
                <mo stretchy="false">−</mo>
                <msub>
                  <mi>k</mi>
                  <mn>3</mn>
                </msub>
              </mrow>
            </mrow>
            <mo fence="true" stretchy="false">)</mo>
          </mrow>
        </mrow>
        <mo stretchy="false">+</mo>
        <mrow>
          <msub>
            <mi>x</mi>
            <mn>4</mn>
          </msub>
          <mo stretchy="false">⋅</mo>
          <mrow>
            <mo fence="true" stretchy="false">(</mo>
            <mrow>
              <msub>
                <mi>k</mi>
                <mn>3</mn>
              </msub>
            </mrow>
            <mo fence="true" stretchy="false">)</mo>
          </mrow>
        </mrow>
      </mrow>
    </mrow>
    <annotation encoding="StarMath 5.0">F_4 = f_2 ^3 {}={} k_3 left( x_4 - x_3 right) 
 {}={} x_1 cdot (0) + x_2 cdot ( 0 ) + x_3 cdot ( - k_3 ) + x_4 cdot ( k_3 )</annotation>
  </semantics>
</math>
</file>

<file path=Object 19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row>
                  <mspace width="2em"/>
                  <msub>
                    <mi>k</mi>
                    <mn>1</mn>
                  </msub>
                </mrow>
              </mtd>
              <mtd>
                <mrow>
                  <mo stretchy="false">−</mo>
                  <msub>
                    <mi>k</mi>
                    <mn>1</mn>
                  </msub>
                </mrow>
              </mtd>
              <mtd>
                <mn>0</mn>
              </mtd>
              <mtd>
                <mn>0</mn>
              </mtd>
            </mtr>
            <mtr>
              <mtd>
                <mrow>
                  <mo stretchy="false">−</mo>
                  <msub>
                    <mi>k</mi>
                    <mn>1</mn>
                  </msub>
                </mrow>
              </mtd>
              <mtd>
                <mrow>
                  <mspace width="2em"/>
                  <mrow>
                    <msub>
                      <mi>k</mi>
                      <mn>1</mn>
                    </msub>
                    <mo stretchy="false">+</mo>
                    <msub>
                      <mi>k</mi>
                      <mn>2</mn>
                    </msub>
                  </mrow>
                </mrow>
              </mtd>
              <mtd>
                <mrow>
                  <mo stretchy="false">−</mo>
                  <msub>
                    <mi>k</mi>
                    <mn>2</mn>
                  </msub>
                </mrow>
              </mtd>
              <mtd>
                <mn>0</mn>
              </mtd>
            </mtr>
            <mtr>
              <mtd>
                <mn>0</mn>
              </mtd>
              <mtd>
                <mrow>
                  <mo stretchy="false">−</mo>
                  <msub>
                    <mi>k</mi>
                    <mn>2</mn>
                  </msub>
                </mrow>
              </mtd>
              <mtd>
                <mrow>
                  <msub>
                    <mi>k</mi>
                    <mn>2</mn>
                  </msub>
                  <mo stretchy="false">+</mo>
                  <msub>
                    <mi>k</mi>
                    <mn>3</mn>
                  </msub>
                </mrow>
              </mtd>
              <mtd>
                <mrow>
                  <mo stretchy="false">−</mo>
                  <msub>
                    <mi>k</mi>
                    <mn>3</mn>
                  </msub>
                </mrow>
              </mtd>
            </mtr>
            <mtr>
              <mtd>
                <mn>0</mn>
              </mtd>
              <mtd>
                <mn>0</mn>
              </mtd>
              <mtd>
                <mrow>
                  <mo stretchy="false">−</mo>
                  <msub>
                    <mi>k</mi>
                    <mn>3</mn>
                  </msub>
                </mrow>
              </mtd>
              <mtd>
                <msub>
                  <mi>k</mi>
                  <mn>3</mn>
                </msub>
              </mtd>
            </mtr>
          </mtable>
        </mrow>
        <mo fence="true" stretchy="true">)</mo>
      </mrow>
      <mrow>
        <mo fence="true" stretchy="true">(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  <mtr>
              <mtd>
                <msub>
                  <mi>x</mi>
                  <mn>4</mn>
                </msub>
              </mtd>
            </mtr>
          </mtable>
        </mrow>
        <mo fence="true" stretchy="true">)</mo>
      </mrow>
      <mrow>
        <mrow/>
        <mo stretchy="false">=</mo>
        <mrow/>
      </mrow>
      <mrow>
        <mo fence="true" stretchy="true">(</mo>
        <mrow>
          <mtable>
            <mtr>
              <mtd>
                <msub>
                  <mi>F</mi>
                  <mn>1</mn>
                </msub>
              </mtd>
            </mtr>
            <mtr>
              <mtd>
                <msub>
                  <mi>F</mi>
                  <mn>2</mn>
                </msub>
              </mtd>
            </mtr>
            <mtr>
              <mtd>
                <msub>
                  <mi>F</mi>
                  <mn>3</mn>
                </msub>
              </mtd>
            </mtr>
            <mtr>
              <mtd>
                <msub>
                  <mi>F</mi>
                  <mn>4</mn>
                </msub>
              </mtd>
            </mtr>
          </mtable>
        </mrow>
        <mo fence="true" stretchy="true">)</mo>
      </mrow>
    </mrow>
    <annotation encoding="StarMath 5.0">
left(
matrix{
~k_1 # -k_1       # 0    # 0 ##
-k_1 # ~k_1 + k_2 # -k_2 # 0 ##
0    # -k_2   # k_2 + k_3  # -k_3 ##
0 # 0 # -k_3 # k_3
}
right)
left(
stack{ x_1 # x_2 # x_3 # x_4 }
right)
{}={}
left(
stack{ F_1 # F_2 # F_3 # F_4 }
right)


</annotation>
  </semantics>
</math>
</file>

<file path=Object 2/content.xml><?xml version="1.0" encoding="utf-8"?>
<math xmlns="http://www.w3.org/1998/Math/MathML" display="block">
  <semantics>
    <msub>
      <mi mathvariant="normal">δ</mi>
      <mi>o</mi>
    </msub>
    <annotation encoding="StarMath 5.0">%delta _o</annotation>
  </semantics>
</math>
</file>

<file path=Object 20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21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22/content.xml><?xml version="1.0" encoding="utf-8"?>
<math xmlns="http://www.w3.org/1998/Math/MathML">
  <semantics>
    <mrow>
      <msub>
        <mi>x</mi>
        <mn>1</mn>
      </msub>
      <mi/>
      <mi>,</mi>
      <mi/>
      <msub>
        <mi>x</mi>
        <mn>4</mn>
      </msub>
    </mrow>
    <annotation encoding="StarMath 5.0">x_1 ~ , ~ x_4</annotation>
  </semantics>
</math>
</file>

<file path=Object 23/content.xml><?xml version="1.0" encoding="utf-8"?>
<math xmlns="http://www.w3.org/1998/Math/MathML" display="block">
  <semantics>
    <mrow>
      <msub>
        <mi>F</mi>
        <mn>2</mn>
      </msub>
      <mspace width="2em"/>
      <mi>,</mi>
      <mspace width="2em"/>
      <msub>
        <mi>F</mi>
        <mn>3</mn>
      </msub>
    </mrow>
    <annotation encoding="StarMath 5.0">F_2~,~F_3</annotation>
  </semantics>
</math>
</file>

<file path=Object 24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row>
                  <mspace width="2em"/>
                  <msub>
                    <mi>k</mi>
                    <mn>1</mn>
                  </msub>
                </mrow>
              </mtd>
              <mtd>
                <mrow>
                  <mo stretchy="false">−</mo>
                  <msub>
                    <mi>k</mi>
                    <mn>1</mn>
                  </msub>
                </mrow>
              </mtd>
              <mtd>
                <mn>0</mn>
              </mtd>
              <mtd>
                <mrow>
                  <mspace width="4em"/>
                  <mn>0</mn>
                </mrow>
              </mtd>
            </mtr>
            <mtr>
              <mtd>
                <mrow>
                  <mo stretchy="false">−</mo>
                  <msub>
                    <mi>k</mi>
                    <mn>1</mn>
                  </msub>
                </mrow>
              </mtd>
              <mtd>
                <mrow>
                  <mspace width="2em"/>
                  <mrow>
                    <msub>
                      <mi>k</mi>
                      <mn>1</mn>
                    </msub>
                    <mo stretchy="false">+</mo>
                    <msub>
                      <mi>k</mi>
                      <mn>2</mn>
                    </msub>
                  </mrow>
                </mrow>
              </mtd>
              <mtd>
                <mrow>
                  <mo stretchy="false">−</mo>
                  <msub>
                    <mi>k</mi>
                    <mn>2</mn>
                  </msub>
                </mrow>
              </mtd>
              <mtd>
                <mrow>
                  <mspace width="4em"/>
                  <mn>0</mn>
                </mrow>
              </mtd>
            </mtr>
            <mtr>
              <mtd>
                <mn>0</mn>
              </mtd>
              <mtd>
                <mrow>
                  <mo stretchy="false">−</mo>
                  <msub>
                    <mi>k</mi>
                    <mn>2</mn>
                  </msub>
                </mrow>
              </mtd>
              <mtd>
                <mrow>
                  <msub>
                    <mi>k</mi>
                    <mn>2</mn>
                  </msub>
                  <mo stretchy="false">+</mo>
                  <msub>
                    <mi>k</mi>
                    <mn>3</mn>
                  </msub>
                </mrow>
              </mtd>
              <mtd>
                <mrow>
                  <mo stretchy="false">−</mo>
                  <msub>
                    <mi>k</mi>
                    <mn>3</mn>
                  </msub>
                </mrow>
              </mtd>
            </mtr>
            <mtr>
              <mtd>
                <mn>0</mn>
              </mtd>
              <mtd>
                <mn>0</mn>
              </mtd>
              <mtd>
                <mrow>
                  <mo stretchy="false">−</mo>
                  <msub>
                    <mi>k</mi>
                    <mn>3</mn>
                  </msub>
                </mrow>
              </mtd>
              <mtd>
                <mrow>
                  <mspace width="4em"/>
                  <msub>
                    <mi>k</mi>
                    <mn>3</mn>
                  </msub>
                </mrow>
              </mtd>
            </mtr>
          </mtable>
        </mrow>
        <mo fence="true" stretchy="true">)</mo>
      </mrow>
      <mrow>
        <mo fence="true" stretchy="true">(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  <mtr>
              <mtd>
                <msub>
                  <mi>x</mi>
                  <mn>4</mn>
                </msub>
              </mtd>
            </mtr>
          </mtable>
        </mrow>
        <mo fence="true" stretchy="true">)</mo>
      </mrow>
      <mrow>
        <mrow/>
        <mo stretchy="false">=</mo>
        <mrow/>
      </mrow>
      <mrow>
        <mo fence="true" stretchy="true">(</mo>
        <mrow>
          <mtable>
            <mtr>
              <mtd>
                <msub>
                  <mi>F</mi>
                  <mn>1</mn>
                </msub>
              </mtd>
            </mtr>
            <mtr>
              <mtd>
                <msub>
                  <mi>F</mi>
                  <mn>2</mn>
                </msub>
              </mtd>
            </mtr>
            <mtr>
              <mtd>
                <msub>
                  <mi>F</mi>
                  <mn>3</mn>
                </msub>
              </mtd>
            </mtr>
            <mtr>
              <mtd>
                <msub>
                  <mi>F</mi>
                  <mn>4</mn>
                </msub>
              </mtd>
            </mtr>
          </mtable>
        </mrow>
        <mo fence="true" stretchy="true">)</mo>
      </mrow>
    </mrow>
    <annotation encoding="StarMath 5.0">left(
matrix{
~k_1 # -k_1       # 0    # ~~0 ##
-k_1 # ~k_1 + k_2 # -k_2 # ~~0 ##
0    # -k_2   # k_2 + k_3  # -k_3 ##
0 # 0 # -k_3 # ~~k_3
}
right)

left(
stack{ x_1 # x_2 # x_3 # x_4 }
right)
{}={}
left(
stack{ F_1 # F_2 # F_3 # F_4 }
right)


</annotation>
  </semantics>
</math>
</file>

<file path=Object 25/content.xml><?xml version="1.0" encoding="utf-8"?>
<math xmlns="http://www.w3.org/1998/Math/MathML" display="block">
  <semantics>
    <mrow>
      <msub>
        <mi>x</mi>
        <mn>1</mn>
      </msub>
      <mrow>
        <mrow>
          <mo fence="true" stretchy="false">(</mo>
          <mrow>
            <mrow>
              <mo stretchy="false">−</mo>
              <msub>
                <mi>k</mi>
                <mn>1</mn>
              </msub>
            </mrow>
          </mrow>
          <mo fence="true" stretchy="false">)</mo>
        </mrow>
        <mo stretchy="false">+</mo>
        <msub>
          <mi>x</mi>
          <mn>2</mn>
        </msub>
      </mrow>
      <mrow>
        <mrow>
          <mo fence="true" stretchy="false">(</mo>
          <mrow>
            <mrow>
              <msub>
                <mi>k</mi>
                <mn>1</mn>
              </msub>
              <mo stretchy="false">+</mo>
              <msub>
                <mi>k</mi>
                <mn>2</mn>
              </msub>
            </mrow>
          </mrow>
          <mo fence="true" stretchy="false">)</mo>
        </mrow>
        <mo stretchy="false">+</mo>
        <mrow>
          <msub>
            <mi>x</mi>
            <mn>3</mn>
          </msub>
          <mo stretchy="false">⋅</mo>
          <mrow>
            <mo fence="true" stretchy="false">(</mo>
            <mrow>
              <mrow>
                <mo stretchy="false">−</mo>
                <msub>
                  <mi>k</mi>
                  <mn>2</mn>
                </msub>
              </mrow>
            </mrow>
            <mo fence="true" stretchy="false">)</mo>
          </mrow>
        </mrow>
        <mo stretchy="false">+</mo>
        <mrow>
          <msub>
            <mi>x</mi>
            <mn>4</mn>
          </msub>
          <mo stretchy="false">⋅</mo>
          <mrow>
            <mo fence="true" stretchy="false">(</mo>
            <mrow>
              <mn>0</mn>
            </mrow>
            <mo fence="true" stretchy="false">)</mo>
          </mrow>
        </mrow>
      </mrow>
      <mrow>
        <mrow/>
        <mo stretchy="false">=</mo>
        <mrow/>
      </mrow>
      <msub>
        <mi>F</mi>
        <mn>2</mn>
      </msub>
    </mrow>
    <annotation encoding="StarMath 5.0">x_1 ( - k_1) + x_2 ( k_1 + k_2 ) + x_3 cdot (-k_2) + x_4 cdot ( 0 )
{}={} F_2</annotation>
  </semantics>
</math>
</file>

<file path=Object 26/content.xml><?xml version="1.0" encoding="utf-8"?>
<math xmlns="http://www.w3.org/1998/Math/MathML" display="block">
  <semantics>
    <mrow>
      <mrow>
        <mrow>
          <msub>
            <mi>x</mi>
            <mn>1</mn>
          </msub>
          <mo stretchy="false">⋅</mo>
          <mrow>
            <mo fence="true" stretchy="false">(</mo>
            <mrow>
              <mn>0</mn>
            </mrow>
            <mo fence="true" stretchy="false">)</mo>
          </mrow>
        </mrow>
        <mo stretchy="false">+</mo>
        <msub>
          <mi>x</mi>
          <mn>2</mn>
        </msub>
      </mrow>
      <mrow>
        <mrow>
          <mo fence="true" stretchy="false">(</mo>
          <mrow>
            <mrow>
              <mo stretchy="false">−</mo>
              <msub>
                <mi>k</mi>
                <mn>2</mn>
              </msub>
            </mrow>
          </mrow>
          <mo fence="true" stretchy="false">)</mo>
        </mrow>
        <mo stretchy="false">+</mo>
        <mrow>
          <msub>
            <mi>x</mi>
            <mn>3</mn>
          </msub>
          <mo stretchy="false">⋅</mo>
          <mrow>
            <mo fence="true" stretchy="false">(</mo>
            <mrow>
              <mrow>
                <msub>
                  <mi>k</mi>
                  <mn>2</mn>
                </msub>
                <mo stretchy="false">+</mo>
                <msub>
                  <mi>k</mi>
                  <mn>3</mn>
                </msub>
              </mrow>
            </mrow>
            <mo fence="true" stretchy="false">)</mo>
          </mrow>
        </mrow>
        <mo stretchy="false">+</mo>
        <mrow>
          <msub>
            <mi>x</mi>
            <mn>4</mn>
          </msub>
          <mo stretchy="false">⋅</mo>
          <mrow>
            <mo fence="true" stretchy="false">(</mo>
            <mrow>
              <mrow>
                <mo stretchy="false">−</mo>
                <msub>
                  <mi>k</mi>
                  <mn>3</mn>
                </msub>
              </mrow>
            </mrow>
            <mo fence="true" stretchy="false">)</mo>
          </mrow>
        </mrow>
      </mrow>
      <mrow>
        <mrow/>
        <mo stretchy="false">=</mo>
        <mrow/>
      </mrow>
      <msub>
        <mi>F</mi>
        <mn>3</mn>
      </msub>
    </mrow>
    <annotation encoding="StarMath 5.0"> 
x_1 cdot (0) + x_2 ( - k_2 ) + x_3 cdot ( k_2 + k_3 ) + x_4 cdot ( -k_3 )
{}={} F_3</annotation>
  </semantics>
</math>
</file>

<file path=Object 27/content.xml><?xml version="1.0" encoding="utf-8"?>
<math xmlns="http://www.w3.org/1998/Math/MathML" display="block">
  <semantics>
    <mrow>
      <msub>
        <mi>x</mi>
        <mn>2</mn>
      </msub>
      <mrow>
        <mrow>
          <mo fence="true" stretchy="false">(</mo>
          <mrow>
            <mrow>
              <msub>
                <mi>k</mi>
                <mn>1</mn>
              </msub>
              <mo stretchy="false">+</mo>
              <msub>
                <mi>k</mi>
                <mn>2</mn>
              </msub>
            </mrow>
          </mrow>
          <mo fence="true" stretchy="false">)</mo>
        </mrow>
        <mo stretchy="false">+</mo>
        <mrow>
          <msub>
            <mi>x</mi>
            <mn>3</mn>
          </msub>
          <mo stretchy="false">⋅</mo>
          <mrow>
            <mo fence="true" stretchy="false">(</mo>
            <mrow>
              <mrow>
                <mo stretchy="false">−</mo>
                <msub>
                  <mi>k</mi>
                  <mn>2</mn>
                </msub>
              </mrow>
            </mrow>
            <mo fence="true" stretchy="false">)</mo>
          </mrow>
        </mrow>
      </mrow>
      <mrow>
        <mrow/>
        <mo stretchy="false">=</mo>
        <mrow/>
      </mrow>
      <mrow>
        <msub>
          <mi>F</mi>
          <mn>2</mn>
        </msub>
        <mo stretchy="false">−</mo>
        <msub>
          <mi>x</mi>
          <mn>1</mn>
        </msub>
      </mrow>
      <mrow>
        <mrow>
          <mo fence="true" stretchy="false">(</mo>
          <mrow>
            <mrow>
              <mo stretchy="false">−</mo>
              <msub>
                <mi>k</mi>
                <mn>1</mn>
              </msub>
            </mrow>
          </mrow>
          <mo fence="true" stretchy="false">)</mo>
        </mrow>
        <mo stretchy="false">−</mo>
        <mrow>
          <msub>
            <mi>x</mi>
            <mn>4</mn>
          </msub>
          <mo stretchy="false">⋅</mo>
          <mrow>
            <mo fence="true" stretchy="false">(</mo>
            <mrow>
              <mn>0</mn>
            </mrow>
            <mo fence="true" stretchy="false">)</mo>
          </mrow>
        </mrow>
      </mrow>
    </mrow>
    <annotation encoding="StarMath 5.0">x_2 ( k_1 + k_2 ) + x_3 cdot (-k_2) 
{}={} F_2 - x_1 ( - k_1) - x_4 cdot ( 0 )</annotation>
  </semantics>
</math>
</file>

<file path=Object 28/content.xml><?xml version="1.0" encoding="utf-8"?>
<math xmlns="http://www.w3.org/1998/Math/MathML" display="block">
  <semantics>
    <mrow>
      <msub>
        <mi>x</mi>
        <mn>2</mn>
      </msub>
      <mrow>
        <mrow>
          <mo fence="true" stretchy="false">(</mo>
          <mrow>
            <mrow>
              <mo stretchy="false">−</mo>
              <msub>
                <mi>k</mi>
                <mn>2</mn>
              </msub>
            </mrow>
          </mrow>
          <mo fence="true" stretchy="false">)</mo>
        </mrow>
        <mo stretchy="false">+</mo>
        <mrow>
          <msub>
            <mi>x</mi>
            <mn>3</mn>
          </msub>
          <mo stretchy="false">⋅</mo>
          <mrow>
            <mo fence="true" stretchy="false">(</mo>
            <mrow>
              <mrow>
                <msub>
                  <mi>k</mi>
                  <mn>2</mn>
                </msub>
                <mo stretchy="false">+</mo>
                <msub>
                  <mi>k</mi>
                  <mn>3</mn>
                </msub>
              </mrow>
            </mrow>
            <mo fence="true" stretchy="false">)</mo>
          </mrow>
        </mrow>
      </mrow>
      <mrow>
        <mrow/>
        <mo stretchy="false">=</mo>
        <mrow/>
      </mrow>
      <mrow>
        <msub>
          <mi>F</mi>
          <mn>3</mn>
        </msub>
        <mo stretchy="false">−</mo>
        <mrow>
          <msub>
            <mi>x</mi>
            <mn>1</mn>
          </msub>
          <mo stretchy="false">⋅</mo>
          <mrow>
            <mo fence="true" stretchy="false">(</mo>
            <mrow>
              <mn>0</mn>
            </mrow>
            <mo fence="true" stretchy="false">)</mo>
          </mrow>
        </mrow>
        <mo stretchy="false">−</mo>
        <mrow>
          <msub>
            <mi>x</mi>
            <mn>4</mn>
          </msub>
          <mo stretchy="false">⋅</mo>
          <mrow>
            <mo fence="true" stretchy="false">(</mo>
            <mrow>
              <mrow>
                <mo stretchy="false">−</mo>
                <msub>
                  <mi>k</mi>
                  <mn>3</mn>
                </msub>
              </mrow>
            </mrow>
            <mo fence="true" stretchy="false">)</mo>
          </mrow>
        </mrow>
      </mrow>
    </mrow>
    <annotation encoding="StarMath 5.0"> 
x_2 ( - k_2 ) + x_3 cdot ( k_2 + k_3 )
{}={} F_3 - x_1 cdot (0) - x_4 cdot ( -k_3 )</annotation>
  </semantics>
</math>
</file>

<file path=Object 29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row>
                  <msub>
                    <mi>k</mi>
                    <mn>1</mn>
                  </msub>
                  <mo stretchy="false">+</mo>
                  <msub>
                    <mi>k</mi>
                    <mn>2</mn>
                  </msub>
                </mrow>
              </mtd>
              <mtd>
                <mrow>
                  <mo stretchy="false">−</mo>
                  <msub>
                    <mi>k</mi>
                    <mn>2</mn>
                  </msub>
                </mrow>
              </mtd>
            </mtr>
            <mtr>
              <mtd>
                <mrow>
                  <mo stretchy="false">−</mo>
                  <msub>
                    <mi>k</mi>
                    <mn>2</mn>
                  </msub>
                </mrow>
              </mtd>
              <mtd>
                <mrow>
                  <msub>
                    <mi>k</mi>
                    <mn>2</mn>
                  </msub>
                  <mo stretchy="false">+</mo>
                  <msub>
                    <mi>k</mi>
                    <mn>3</mn>
                  </msub>
                </mrow>
              </mtd>
            </mtr>
          </mtable>
        </mrow>
        <mo fence="true" stretchy="true">)</mo>
      </mrow>
      <mrow>
        <mo fence="true" stretchy="true">(</mo>
        <mrow>
          <mtable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</mtable>
        </mrow>
        <mo fence="true" stretchy="true">)</mo>
      </mrow>
      <mrow>
        <mrow/>
        <mo stretchy="false">=</mo>
        <mrow/>
      </mrow>
      <mrow>
        <mrow>
          <mo fence="true" stretchy="true">(</mo>
          <mrow>
            <mtable>
              <mtr>
                <mtd>
                  <msub>
                    <mi>F</mi>
                    <mn>2</mn>
                  </msub>
                </mtd>
              </mtr>
              <mtr>
                <mtd>
                  <msub>
                    <mi>F</mi>
                    <mn>3</mn>
                  </msub>
                </mtd>
              </mtr>
            </mtable>
          </mrow>
          <mo fence="true" stretchy="true">)</mo>
        </mrow>
        <mo stretchy="false">−</mo>
        <mrow>
          <mo fence="true" stretchy="true">(</mo>
          <mrow>
            <mtable>
              <mtr>
                <mtd>
                  <mrow>
                    <mo stretchy="false">−</mo>
                    <msub>
                      <mi>k</mi>
                      <mn>1</mn>
                    </msub>
                  </mrow>
                </mtd>
                <mtd>
                  <mn>0</mn>
                </mtd>
              </mtr>
              <mtr>
                <mtd>
                  <mn>0</mn>
                </mtd>
                <mtd>
                  <mrow>
                    <mo stretchy="false">−</mo>
                    <msub>
                      <mi>k</mi>
                      <mn>3</mn>
                    </msub>
                  </mrow>
                </mtd>
              </mtr>
            </mtable>
          </mrow>
          <mo fence="true" stretchy="true">)</mo>
        </mrow>
      </mrow>
      <mrow>
        <mo fence="true" stretchy="true">(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4</mn>
                </msub>
              </mtd>
            </mtr>
          </mtable>
        </mrow>
        <mo fence="true" stretchy="true">)</mo>
      </mrow>
    </mrow>
    <annotation encoding="StarMath 5.0">
 left(
matrix{
k_1 + k_2  # - k_2 ##
-k_2 # k_2 + k_3 
}
right)
left(
stack{ x_2 # x_3 }
right)
{}={}
left(
stack{ F_2 # F_3 }
right)
-
left( 
matrix{-k_1 # 0 ## 0 # -k_3}
right)
left( stack{ x_1 # x_4 } right)


</annotation>
  </semantics>
</math>
</file>

<file path=Object 3/content.xml><?xml version="1.0" encoding="utf-8"?>
<math xmlns="http://www.w3.org/1998/Math/MathML" display="block">
  <semantics>
    <mrow>
      <msubsup>
        <mi>f</mi>
        <mn>1</mn>
        <mn>1</mn>
      </msubsup>
      <mrow>
        <mrow/>
        <mo stretchy="false">=</mo>
        <mrow>
          <mrow/>
          <mo stretchy="false">−</mo>
          <msub>
            <mi>k</mi>
            <mn>1</mn>
          </msub>
        </mrow>
      </mrow>
      <mrow>
        <mo fence="true" stretchy="true">(</mo>
        <mrow>
          <mrow>
            <msub>
              <mi>x</mi>
              <mn>2</mn>
            </msub>
            <mo stretchy="false">−</mo>
            <msub>
              <mi>x</mi>
              <mn>1</mn>
            </msub>
          </mrow>
        </mrow>
        <mo fence="true" stretchy="true">)</mo>
      </mrow>
    </mrow>
    <annotation encoding="StarMath 5.0">f_1 ^1 {}={} - k_1 left( x_2 - x_1 right)</annotation>
  </semantics>
</math>
</file>

<file path=Object 30/content.xml><?xml version="1.0" encoding="utf-8"?>
<math xmlns="http://www.w3.org/1998/Math/MathML" display="block">
  <semantics>
    <msub>
      <mi>K</mi>
      <mi mathvariant="italic">reducida</mi>
    </msub>
    <annotation encoding="StarMath 5.0">K_reducida</annotation>
  </semantics>
</math>
</file>

<file path=Object 31/content.xml><?xml version="1.0" encoding="utf-8"?>
<math xmlns="http://www.w3.org/1998/Math/MathML" display="block">
  <semantics>
    <msub>
      <mi>K</mi>
      <mi mathvariant="italic">vin</mi>
    </msub>
    <annotation encoding="StarMath 5.0">K_{vin}</annotation>
  </semantics>
</math>
</file>

<file path=Object 32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</mtable>
        </mrow>
        <mo fence="true" stretchy="true">)</mo>
      </mrow>
      <mrow>
        <mrow/>
        <mo stretchy="false">=</mo>
        <mrow/>
      </mrow>
      <msubsup>
        <mi>K</mi>
        <mi mathvariant="italic">reducida</mi>
        <mrow>
          <mo stretchy="false">−</mo>
          <mn>1</mn>
        </mrow>
      </msubsup>
      <mrow>
        <mo fence="true" stretchy="true">[</mo>
        <mrow>
          <mrow>
            <mrow>
              <mrow>
                <mo fence="true" stretchy="true">(</mo>
                <mrow>
                  <mtable>
                    <mtr>
                      <mtd>
                        <msub>
                          <mi>F</mi>
                          <mn>2</mn>
                        </msub>
                      </mtd>
                    </mtr>
                    <mtr>
                      <mtd>
                        <msub>
                          <mi>F</mi>
                          <mn>3</mn>
                        </msub>
                      </mtd>
                    </mtr>
                  </mtable>
                </mrow>
                <mo fence="true" stretchy="true">)</mo>
              </mrow>
              <mo stretchy="false">−</mo>
              <msub>
                <mi>K</mi>
                <mi mathvariant="italic">vin</mi>
              </msub>
            </mrow>
            <mrow>
              <mo fence="true" stretchy="true">(</mo>
              <mrow>
                <mtable>
                  <mtr>
                    <mtd>
                      <msub>
                        <mi>x</mi>
                        <mn>1</mn>
                      </msub>
                    </mtd>
                  </mtr>
                  <mtr>
                    <mtd>
                      <msub>
                        <mi>x</mi>
                        <mn>4</mn>
                      </msub>
                    </mtd>
                  </mtr>
                </mtable>
              </mrow>
              <mo fence="true" stretchy="true">)</mo>
            </mrow>
          </mrow>
        </mrow>
        <mo fence="true" stretchy="true">]</mo>
      </mrow>
    </mrow>
    <annotation encoding="StarMath 5.0">left(
stack{ x_2 # x_3 }
right)
{}={}
K_reducida ^{-1}
left[
left(
stack{ F_2 # F_3 }
right)
-
K_{vin}
left( stack{ x_1 # x_4 } right)
right]

</annotation>
  </semantics>
</math>
</file>

<file path=Object 33/content.xml><?xml version="1.0" encoding="utf-8"?>
<math xmlns="http://www.w3.org/1998/Math/MathML" display="block">
  <semantics>
    <mtable>
      <mtr>
        <mtd>
          <mrow>
            <msub>
              <mi>x</mi>
              <mn>2</mn>
            </msub>
            <mrow>
              <mrow>
                <mo fence="true" stretchy="false">(</mo>
                <mrow>
                  <mrow>
                    <msub>
                      <mi>k</mi>
                      <mn>1</mn>
                    </msub>
                    <mo stretchy="false">+</mo>
                    <msub>
                      <mi>k</mi>
                      <mn>2</mn>
                    </msub>
                  </mrow>
                </mrow>
                <mo fence="true" stretchy="false">)</mo>
              </mrow>
              <mo stretchy="false">+</mo>
              <mrow>
                <msub>
                  <mi>x</mi>
                  <mn>3</mn>
                </msub>
                <mo stretchy="false">⋅</mo>
                <mrow>
                  <mo fence="true" stretchy="false">(</mo>
                  <mrow>
                    <mrow>
                      <mo stretchy="false">−</mo>
                      <msub>
                        <mi>k</mi>
                        <mn>2</mn>
                      </msub>
                    </mrow>
                  </mrow>
                  <mo fence="true" stretchy="false">)</mo>
                </mrow>
              </mrow>
            </mrow>
            <mrow>
              <mrow/>
              <mo stretchy="false">=</mo>
              <mrow/>
            </mrow>
            <mrow>
              <msub>
                <mi>F</mi>
                <mn>2</mn>
              </msub>
              <mo stretchy="false">−</mo>
              <msub>
                <mi>x</mi>
                <mn>1</mn>
              </msub>
            </mrow>
            <mrow>
              <mrow>
                <mo fence="true" stretchy="false">(</mo>
                <mrow>
                  <mrow>
                    <mo stretchy="false">−</mo>
                    <msub>
                      <mi>k</mi>
                      <mn>1</mn>
                    </msub>
                  </mrow>
                </mrow>
                <mo fence="true" stretchy="false">)</mo>
              </mrow>
              <mo stretchy="false">−</mo>
              <mrow>
                <msub>
                  <mi>x</mi>
                  <mn>4</mn>
                </msub>
                <mo stretchy="false">⋅</mo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</mrow>
        </mtd>
      </mtr>
      <mtr>
        <mtd>
          <mrow>
            <msub>
              <mi>x</mi>
              <mn>2</mn>
            </msub>
            <mrow>
              <mrow>
                <mo fence="true" stretchy="false">(</mo>
                <mrow>
                  <mrow>
                    <mo stretchy="false">−</mo>
                    <msub>
                      <mi>k</mi>
                      <mn>2</mn>
                    </msub>
                  </mrow>
                </mrow>
                <mo fence="true" stretchy="false">)</mo>
              </mrow>
              <mo stretchy="false">+</mo>
              <mrow>
                <msub>
                  <mi>x</mi>
                  <mn>3</mn>
                </msub>
                <mo stretchy="false">⋅</mo>
                <mrow>
                  <mo fence="true" stretchy="false">(</mo>
                  <mrow>
                    <mrow>
                      <msub>
                        <mi>k</mi>
                        <mn>2</mn>
                      </msub>
                      <mo stretchy="false">+</mo>
                      <msub>
                        <mi>k</mi>
                        <mn>3</mn>
                      </msub>
                    </mrow>
                  </mrow>
                  <mo fence="true" stretchy="false">)</mo>
                </mrow>
              </mrow>
            </mrow>
            <mrow>
              <mrow/>
              <mo stretchy="false">=</mo>
              <mrow/>
            </mrow>
            <mrow>
              <msub>
                <mi>F</mi>
                <mn>3</mn>
              </msub>
              <mo stretchy="false">−</mo>
              <mrow>
                <msub>
                  <mi>x</mi>
                  <mn>1</mn>
                </msub>
                <mo stretchy="false">⋅</mo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o stretchy="false">−</mo>
              <mrow>
                <msub>
                  <mi>x</mi>
                  <mn>4</mn>
                </msub>
                <mo stretchy="false">⋅</mo>
                <mrow>
                  <mo fence="true" stretchy="false">(</mo>
                  <mrow>
                    <mrow>
                      <mo stretchy="false">−</mo>
                      <msub>
                        <mi>k</mi>
                        <mn>3</mn>
                      </msub>
                    </mrow>
                  </mrow>
                  <mo fence="true" stretchy="false">)</mo>
                </mrow>
              </mrow>
            </mrow>
          </mrow>
        </mtd>
      </mtr>
    </mtable>
    <annotation encoding="StarMath 5.0">x_2 ( k_1 + k_2 ) + x_3 cdot (-k_2) 
{}={} F_2 - x_1 ( - k_1) - x_4 cdot ( 0 )
newline
x_2 ( - k_2 ) + x_3 cdot ( k_2 + k_3 )
{}={} F_3 - x_1 cdot (0) - x_4 cdot ( -k_3 )</annotation>
  </semantics>
</math>
</file>

<file path=Object 34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row>
                  <mspace width="2em"/>
                  <msub>
                    <mi>k</mi>
                    <mn>1</mn>
                  </msub>
                </mrow>
              </mtd>
              <mtd>
                <mrow>
                  <mo stretchy="false">−</mo>
                  <msub>
                    <mi>k</mi>
                    <mn>1</mn>
                  </msub>
                </mrow>
              </mtd>
              <mtd>
                <mn>0</mn>
              </mtd>
              <mtd>
                <mrow>
                  <mspace width="4em"/>
                  <mn>0</mn>
                </mrow>
              </mtd>
            </mtr>
            <mtr>
              <mtd>
                <mrow>
                  <mo stretchy="false">−</mo>
                  <msub>
                    <mi>k</mi>
                    <mn>1</mn>
                  </msub>
                </mrow>
              </mtd>
              <mtd>
                <mrow>
                  <mspace width="2em"/>
                  <mrow>
                    <msub>
                      <mi>k</mi>
                      <mn>1</mn>
                    </msub>
                    <mo stretchy="false">+</mo>
                    <msub>
                      <mi>k</mi>
                      <mn>2</mn>
                    </msub>
                  </mrow>
                </mrow>
              </mtd>
              <mtd>
                <mrow>
                  <mo stretchy="false">−</mo>
                  <msub>
                    <mi>k</mi>
                    <mn>2</mn>
                  </msub>
                </mrow>
              </mtd>
              <mtd>
                <mrow>
                  <mspace width="4em"/>
                  <mn>0</mn>
                </mrow>
              </mtd>
            </mtr>
            <mtr>
              <mtd>
                <mn>0</mn>
              </mtd>
              <mtd>
                <mrow>
                  <mo stretchy="false">−</mo>
                  <msub>
                    <mi>k</mi>
                    <mn>2</mn>
                  </msub>
                </mrow>
              </mtd>
              <mtd>
                <mrow>
                  <msub>
                    <mi>k</mi>
                    <mn>2</mn>
                  </msub>
                  <mo stretchy="false">+</mo>
                  <msub>
                    <mi>k</mi>
                    <mn>3</mn>
                  </msub>
                </mrow>
              </mtd>
              <mtd>
                <mrow>
                  <mo stretchy="false">−</mo>
                  <msub>
                    <mi>k</mi>
                    <mn>3</mn>
                  </msub>
                </mrow>
              </mtd>
            </mtr>
            <mtr>
              <mtd>
                <mn>0</mn>
              </mtd>
              <mtd>
                <mn>0</mn>
              </mtd>
              <mtd>
                <mrow>
                  <mo stretchy="false">−</mo>
                  <msub>
                    <mi>k</mi>
                    <mn>3</mn>
                  </msub>
                </mrow>
              </mtd>
              <mtd>
                <mrow>
                  <mspace width="4em"/>
                  <msub>
                    <mi>k</mi>
                    <mn>3</mn>
                  </msub>
                </mrow>
              </mtd>
            </mtr>
          </mtable>
        </mrow>
        <mo fence="true" stretchy="true">)</mo>
      </mrow>
      <mrow>
        <mo fence="true" stretchy="true">(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  <mtr>
              <mtd>
                <msub>
                  <mi>x</mi>
                  <mn>4</mn>
                </msub>
              </mtd>
            </mtr>
          </mtable>
        </mrow>
        <mo fence="true" stretchy="true">)</mo>
      </mrow>
      <mrow>
        <mrow/>
        <mo stretchy="false">=</mo>
        <mrow/>
      </mrow>
      <mrow>
        <mo fence="true" stretchy="true">(</mo>
        <mrow>
          <mtable>
            <mtr>
              <mtd>
                <msub>
                  <mi>F</mi>
                  <mn>1</mn>
                </msub>
              </mtd>
            </mtr>
            <mtr>
              <mtd>
                <msub>
                  <mi>F</mi>
                  <mn>2</mn>
                </msub>
              </mtd>
            </mtr>
            <mtr>
              <mtd>
                <msub>
                  <mi>F</mi>
                  <mn>3</mn>
                </msub>
              </mtd>
            </mtr>
            <mtr>
              <mtd>
                <msub>
                  <mi>F</mi>
                  <mn>4</mn>
                </msub>
              </mtd>
            </mtr>
          </mtable>
        </mrow>
        <mo fence="true" stretchy="true">)</mo>
      </mrow>
    </mrow>
    <annotation encoding="StarMath 5.0">left(
matrix{
~k_1 # -k_1       # 0    # ~~0 ##
-k_1 # ~k_1 + k_2 # -k_2 # ~~0 ##
0    # -k_2   # k_2 + k_3  # -k_3 ##
0 # 0 # -k_3 # ~~k_3
}
right)

left(
stack{ x_1 # x_2 # x_3 # x_4 }
right)
{}={}
left(
stack{ F_1 # F_2 # F_3 # F_4 }
right)


</annotation>
  </semantics>
</math>
</file>

<file path=Object 35/content.xml><?xml version="1.0" encoding="utf-8"?>
<math xmlns="http://www.w3.org/1998/Math/MathML" display="block">
  <semantics>
    <mrow>
      <mrow>
        <mrow>
          <msub>
            <mi>x</mi>
            <mn>1</mn>
          </msub>
          <mo stretchy="false">⋅</mo>
          <msub>
            <mi>k</mi>
            <mn>1</mn>
          </msub>
        </mrow>
        <mo stretchy="false">+</mo>
        <mrow>
          <msub>
            <mi>x</mi>
            <mn>2</mn>
          </msub>
          <mo stretchy="false">⋅</mo>
          <mrow>
            <mo fence="true" stretchy="false">(</mo>
            <mrow>
              <mrow>
                <mo stretchy="false">−</mo>
                <msub>
                  <mi>k</mi>
                  <mn>1</mn>
                </msub>
              </mrow>
            </mrow>
            <mo fence="true" stretchy="false">)</mo>
          </mrow>
        </mrow>
        <mo stretchy="false">+</mo>
        <mrow>
          <msub>
            <mi>x</mi>
            <mn>3</mn>
          </msub>
          <mo stretchy="false">⋅</mo>
          <mrow>
            <mo fence="true" stretchy="false">(</mo>
            <mrow>
              <mn>0</mn>
            </mrow>
            <mo fence="true" stretchy="false">)</mo>
          </mrow>
        </mrow>
        <mo stretchy="false">+</mo>
        <mrow>
          <msub>
            <mi>x</mi>
            <mn>4</mn>
          </msub>
          <mo stretchy="false">⋅</mo>
          <mrow>
            <mo fence="true" stretchy="false">(</mo>
            <mrow>
              <mn>0</mn>
            </mrow>
            <mo fence="true" stretchy="false">)</mo>
          </mrow>
        </mrow>
      </mrow>
      <mrow>
        <mrow/>
        <mo stretchy="false">=</mo>
        <mrow/>
      </mrow>
      <msub>
        <mi>F</mi>
        <mn>1</mn>
      </msub>
    </mrow>
    <annotation encoding="StarMath 5.0">x_1 cdot k_1 + x_2 cdot (- k_1 ) + x_3 cdot (0) + x_4 cdot ( 0 )
{}={} F_1</annotation>
  </semantics>
</math>
</file>

<file path=Object 36/content.xml><?xml version="1.0" encoding="utf-8"?>
<math xmlns="http://www.w3.org/1998/Math/MathML" display="block">
  <semantics>
    <mrow>
      <mrow>
        <mrow>
          <msub>
            <mi>x</mi>
            <mn>1</mn>
          </msub>
          <mo stretchy="false">⋅</mo>
          <mrow>
            <mo fence="true" stretchy="false">(</mo>
            <mrow>
              <mn>0</mn>
            </mrow>
            <mo fence="true" stretchy="false">)</mo>
          </mrow>
        </mrow>
        <mo stretchy="false">+</mo>
        <mrow>
          <msub>
            <mi>x</mi>
            <mn>2</mn>
          </msub>
          <mo stretchy="false">⋅</mo>
          <mrow>
            <mo fence="true" stretchy="false">(</mo>
            <mrow>
              <mn>0</mn>
            </mrow>
            <mo fence="true" stretchy="false">)</mo>
          </mrow>
        </mrow>
        <mo stretchy="false">+</mo>
        <mrow>
          <msub>
            <mi>x</mi>
            <mn>3</mn>
          </msub>
          <mo stretchy="false">⋅</mo>
          <mrow>
            <mo fence="true" stretchy="false">(</mo>
            <mrow>
              <mrow>
                <mo stretchy="false">−</mo>
                <msub>
                  <mi>k</mi>
                  <mn>3</mn>
                </msub>
              </mrow>
            </mrow>
            <mo fence="true" stretchy="false">)</mo>
          </mrow>
        </mrow>
        <mo stretchy="false">+</mo>
        <mrow>
          <msub>
            <mi>x</mi>
            <mn>4</mn>
          </msub>
          <mo stretchy="false">⋅</mo>
          <mrow>
            <mo fence="true" stretchy="false">(</mo>
            <mrow>
              <msub>
                <mi>k</mi>
                <mn>3</mn>
              </msub>
            </mrow>
            <mo fence="true" stretchy="false">)</mo>
          </mrow>
        </mrow>
      </mrow>
      <mrow>
        <mrow/>
        <mo stretchy="false">=</mo>
        <mrow/>
      </mrow>
      <msub>
        <mi>F</mi>
        <mn>4</mn>
      </msub>
    </mrow>
    <annotation encoding="StarMath 5.0"> 
x_1 cdot (0) + x_2 cdot ( 0 ) + x_3 cdot ( - k_3 ) + x_4 cdot ( k_3 )
{}={} F_4</annotation>
  </semantics>
</math>
</file>

<file path=Object 37/content.xml><?xml version="1.0" encoding="utf-8"?>
<math xmlns="http://www.w3.org/1998/Math/MathML" display="block">
  <semantics>
    <msub>
      <mi>K</mi>
      <mi mathvariant="italic">fuerzas</mi>
    </msub>
    <annotation encoding="StarMath 5.0">K_fuerzas</annotation>
  </semantics>
</math>
</file>

<file path=Object 38/content.xml><?xml version="1.0" encoding="utf-8"?>
<math xmlns="http://www.w3.org/1998/Math/MathML" display="block">
  <semantics>
    <msub>
      <mi>F</mi>
      <mi mathvariant="italic">vin</mi>
    </msub>
    <annotation encoding="StarMath 5.0">F_{vin}</annotation>
  </semantics>
</math>
</file>

<file path=Object 39/content.xml><?xml version="1.0" encoding="utf-8"?>
<math xmlns="http://www.w3.org/1998/Math/MathML" display="block">
  <semantics>
    <mrow>
      <mrow>
        <mrow>
          <msub>
            <mi>x</mi>
            <mn>1</mn>
          </msub>
          <mo stretchy="false">⋅</mo>
          <msub>
            <mi>k</mi>
            <mn>1</mn>
          </msub>
        </mrow>
        <mo stretchy="false">+</mo>
        <mrow>
          <msub>
            <mi>x</mi>
            <mn>2</mn>
          </msub>
          <mo stretchy="false">⋅</mo>
          <mrow>
            <mo fence="true" stretchy="false">(</mo>
            <mrow>
              <mrow>
                <mo stretchy="false">−</mo>
                <msub>
                  <mi>k</mi>
                  <mn>1</mn>
                </msub>
              </mrow>
            </mrow>
            <mo fence="true" stretchy="false">)</mo>
          </mrow>
        </mrow>
        <mo stretchy="false">+</mo>
        <mrow>
          <msub>
            <mi>x</mi>
            <mn>3</mn>
          </msub>
          <mo stretchy="false">⋅</mo>
          <mrow>
            <mo fence="true" stretchy="false">(</mo>
            <mrow>
              <mn>0</mn>
            </mrow>
            <mo fence="true" stretchy="false">)</mo>
          </mrow>
        </mrow>
        <mo stretchy="false">+</mo>
        <mrow>
          <msub>
            <mi>x</mi>
            <mn>4</mn>
          </msub>
          <mo stretchy="false">⋅</mo>
          <mrow>
            <mo fence="true" stretchy="false">(</mo>
            <mrow>
              <mn>0</mn>
            </mrow>
            <mo fence="true" stretchy="false">)</mo>
          </mrow>
        </mrow>
      </mrow>
      <mrow>
        <mrow/>
        <mo stretchy="false">=</mo>
        <mrow/>
      </mrow>
      <msub>
        <mi>F</mi>
        <mn>1</mn>
      </msub>
    </mrow>
    <annotation encoding="StarMath 5.0">x_1 cdot k_1 + x_2 cdot (- k_1 ) + x_3 cdot (0) + x_4 cdot ( 0 )
{}={} F_1</annotation>
  </semantics>
</math>
</file>

<file path=Object 4/content.xml><?xml version="1.0" encoding="utf-8"?>
<math xmlns="http://www.w3.org/1998/Math/MathML" display="block">
  <semantics>
    <mrow>
      <msubsup>
        <mi>f</mi>
        <mn>2</mn>
        <mn>1</mn>
      </msubsup>
      <mrow>
        <mrow/>
        <mo stretchy="false">=</mo>
        <mrow/>
      </mrow>
      <mspace width="4em"/>
      <msub>
        <mi>k</mi>
        <mn>1</mn>
      </msub>
      <mrow>
        <mo fence="true" stretchy="true">(</mo>
        <mrow>
          <mrow>
            <msub>
              <mi>x</mi>
              <mn>2</mn>
            </msub>
            <mo stretchy="false">−</mo>
            <msub>
              <mi>x</mi>
              <mn>1</mn>
            </msub>
          </mrow>
        </mrow>
        <mo fence="true" stretchy="true">)</mo>
      </mrow>
    </mrow>
    <annotation encoding="StarMath 5.0">f_2 ^1 {}={} ~~k_1 left( x_2 - x_1 right)</annotation>
  </semantics>
</math>
</file>

<file path=Object 40/content.xml><?xml version="1.0" encoding="utf-8"?>
<math xmlns="http://www.w3.org/1998/Math/MathML" display="block">
  <semantics>
    <mrow>
      <mrow>
        <mrow>
          <msub>
            <mi>x</mi>
            <mn>1</mn>
          </msub>
          <mo stretchy="false">⋅</mo>
          <mrow>
            <mo fence="true" stretchy="false">(</mo>
            <mrow>
              <mn>0</mn>
            </mrow>
            <mo fence="true" stretchy="false">)</mo>
          </mrow>
        </mrow>
        <mo stretchy="false">+</mo>
        <mrow>
          <msub>
            <mi>x</mi>
            <mn>2</mn>
          </msub>
          <mo stretchy="false">⋅</mo>
          <mrow>
            <mo fence="true" stretchy="false">(</mo>
            <mrow>
              <mn>0</mn>
            </mrow>
            <mo fence="true" stretchy="false">)</mo>
          </mrow>
        </mrow>
        <mo stretchy="false">+</mo>
        <mrow>
          <msub>
            <mi>x</mi>
            <mn>3</mn>
          </msub>
          <mo stretchy="false">⋅</mo>
          <mrow>
            <mo fence="true" stretchy="false">(</mo>
            <mrow>
              <mrow>
                <mo stretchy="false">−</mo>
                <msub>
                  <mi>k</mi>
                  <mn>3</mn>
                </msub>
              </mrow>
            </mrow>
            <mo fence="true" stretchy="false">)</mo>
          </mrow>
        </mrow>
        <mo stretchy="false">+</mo>
        <mrow>
          <msub>
            <mi>x</mi>
            <mn>4</mn>
          </msub>
          <mo stretchy="false">⋅</mo>
          <mrow>
            <mo fence="true" stretchy="false">(</mo>
            <mrow>
              <msub>
                <mi>k</mi>
                <mn>3</mn>
              </msub>
            </mrow>
            <mo fence="true" stretchy="false">)</mo>
          </mrow>
        </mrow>
      </mrow>
      <mrow>
        <mrow/>
        <mo stretchy="false">=</mo>
        <mrow/>
      </mrow>
      <msub>
        <mi>F</mi>
        <mn>4</mn>
      </msub>
    </mrow>
    <annotation encoding="StarMath 5.0"> 
x_1 cdot (0) + x_2 cdot ( 0 ) + x_3 cdot ( - k_3 ) + x_4 cdot ( k_3 )
{}={} F_4</annotation>
  </semantics>
</math>
</file>

<file path=Object 41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row>
                  <mspace width="2em"/>
                  <msub>
                    <mi>k</mi>
                    <mn>1</mn>
                  </msub>
                </mrow>
              </mtd>
              <mtd>
                <mrow>
                  <mo stretchy="false">−</mo>
                  <msub>
                    <mi>k</mi>
                    <mn>1</mn>
                  </msub>
                </mrow>
              </mtd>
              <mtd>
                <mn>0</mn>
              </mtd>
              <mtd>
                <mrow>
                  <mspace width="4em"/>
                  <mn>0</mn>
                </mrow>
              </mtd>
            </mtr>
            <mtr>
              <mtd>
                <mn>0</mn>
              </mtd>
              <mtd>
                <mn>0</mn>
              </mtd>
              <mtd>
                <mrow>
                  <mo stretchy="false">−</mo>
                  <msub>
                    <mi>k</mi>
                    <mn>3</mn>
                  </msub>
                </mrow>
              </mtd>
              <mtd>
                <mrow>
                  <mspace width="4em"/>
                  <msub>
                    <mi>k</mi>
                    <mn>3</mn>
                  </msub>
                </mrow>
              </mtd>
            </mtr>
          </mtable>
        </mrow>
        <mo fence="true" stretchy="true">)</mo>
      </mrow>
      <mrow>
        <mo fence="true" stretchy="true">(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  <mtr>
              <mtd>
                <msub>
                  <mi>x</mi>
                  <mn>4</mn>
                </msub>
              </mtd>
            </mtr>
          </mtable>
        </mrow>
        <mo fence="true" stretchy="true">)</mo>
      </mrow>
      <mrow>
        <mrow/>
        <mo stretchy="false">=</mo>
        <mrow/>
      </mrow>
      <mrow>
        <mo fence="true" stretchy="true">(</mo>
        <mrow>
          <mtable>
            <mtr>
              <mtd>
                <msub>
                  <mi>F</mi>
                  <mn>1</mn>
                </msub>
              </mtd>
            </mtr>
            <mtr>
              <mtd>
                <msub>
                  <mi>F</mi>
                  <mn>4</mn>
                </msub>
              </mtd>
            </mtr>
          </mtable>
        </mrow>
        <mo fence="true" stretchy="true">)</mo>
      </mrow>
    </mrow>
    <annotation encoding="StarMath 5.0">left(
matrix{
~k_1 # -k_1       # 0    # ~~0 ##
0 # 0 # -k_3 # ~~k_3
}
right)

left(
stack{ x_1 # x_2 # x_3 # x_4 }
right)
{}={}
left(
stack{ F_1 # F_4 }
right)


</annotation>
  </semantics>
</math>
</file>

<file path=Object 42/content.xml><?xml version="1.0" encoding="utf-8"?>
<math xmlns="http://www.w3.org/1998/Math/MathML" display="block">
  <semantics>
    <mrow>
      <msub>
        <mi>K</mi>
        <mrow>
          <mi>i</mi>
          <mi>,</mi>
          <mi>j</mi>
        </mrow>
      </msub>
      <mspace width="2em"/>
      <msub>
        <mi>u</mi>
        <mi>j</mi>
      </msub>
      <mrow>
        <mrow/>
        <mo stretchy="false">=</mo>
        <mrow/>
      </mrow>
      <msub>
        <mi>F</mi>
        <mi>i</mi>
      </msub>
    </mrow>
    <annotation encoding="StarMath 5.0">K_{i,j} ~ u_j{}={}F_i</annotation>
  </semantics>
</math>
</file>

<file path=Object 43/content.xml><?xml version="1.0" encoding="utf-8"?>
<math xmlns="http://www.w3.org/1998/Math/MathML" display="block">
  <semantics>
    <mrow>
      <msub>
        <mi>K</mi>
        <mrow>
          <mi>r</mi>
          <mi>,</mi>
          <mi>j</mi>
        </mrow>
      </msub>
      <mspace width="2em"/>
      <msub>
        <mi>u</mi>
        <mi>j</mi>
      </msub>
      <mrow>
        <mrow/>
        <mo stretchy="false">=</mo>
        <mrow/>
      </mrow>
      <msub>
        <mi>F</mi>
        <mi>r</mi>
      </msub>
    </mrow>
    <annotation encoding="StarMath 5.0">K_{r,j} ~ u_j{}={}F_r</annotation>
  </semantics>
</math>
</file>

<file path=Object 44/content.xml><?xml version="1.0" encoding="utf-8"?>
<math xmlns="http://www.w3.org/1998/Math/MathML" display="block">
  <semantics>
    <mrow>
      <msub>
        <mi>K</mi>
        <mrow>
          <mi>r</mi>
          <mi>,</mi>
          <mi>r</mi>
          <mi>'</mi>
        </mrow>
      </msub>
      <mspace width="2em"/>
      <mrow>
        <msub>
          <mi>u</mi>
          <mrow>
            <mi>r</mi>
            <mi>'</mi>
          </mrow>
        </msub>
        <mo stretchy="false">+</mo>
        <msub>
          <mi>K</mi>
          <mrow>
            <mi>r</mi>
            <mi>,</mi>
            <mi>s</mi>
          </mrow>
        </msub>
      </mrow>
      <msub>
        <mi>u</mi>
        <mi>s</mi>
      </msub>
      <mrow>
        <mrow/>
        <mo stretchy="false">=</mo>
        <mrow/>
      </mrow>
      <msub>
        <mi>F</mi>
        <mi>r</mi>
      </msub>
    </mrow>
    <annotation encoding="StarMath 5.0">K_{r,r'} ~ u_{r'}  + K_{r,s} u_{s} {}={} F_r</annotation>
  </semantics>
</math>
</file>

<file path=Object 45/content.xml><?xml version="1.0" encoding="utf-8"?>
<math xmlns="http://www.w3.org/1998/Math/MathML" display="block">
  <semantics>
    <mrow>
      <msub>
        <mi>K</mi>
        <mrow>
          <mi>r</mi>
          <mi>,</mi>
          <mi>r</mi>
          <mi>'</mi>
        </mrow>
      </msub>
      <mspace width="2em"/>
      <msub>
        <mi>u</mi>
        <mrow>
          <mi>r</mi>
          <mi>'</mi>
        </mrow>
      </msub>
      <mrow>
        <mrow/>
        <mo stretchy="false">=</mo>
        <mrow/>
      </mrow>
      <mrow>
        <msub>
          <mi>F</mi>
          <mi>r</mi>
        </msub>
        <mo stretchy="false">−</mo>
        <msub>
          <mi>K</mi>
          <mrow>
            <mi>r</mi>
            <mi>,</mi>
            <mi>s</mi>
          </mrow>
        </msub>
      </mrow>
      <msub>
        <mi>u</mi>
        <mi>s</mi>
      </msub>
    </mrow>
    <annotation encoding="StarMath 5.0">K_{r,r'} ~ u_{r'}   {}={} F_r - K_{r,s} u_{s}</annotation>
  </semantics>
</math>
</file>

<file path=Object 46/content.xml><?xml version="1.0" encoding="utf-8"?>
<math xmlns="http://www.w3.org/1998/Math/MathML" display="block">
  <semantics>
    <mrow>
      <msub>
        <mi>u</mi>
        <mrow>
          <mi>r</mi>
          <mi>'</mi>
        </mrow>
      </msub>
      <mrow>
        <mrow/>
        <mo stretchy="false">=</mo>
        <mrow/>
      </mrow>
      <msubsup>
        <mi>K</mi>
        <mrow>
          <mi>r</mi>
          <mi>'</mi>
          <mi>,</mi>
          <mi>r</mi>
        </mrow>
        <mrow>
          <mo stretchy="false">−</mo>
          <mn>1</mn>
        </mrow>
      </msubsup>
      <mspace width="2em"/>
      <mrow>
        <mo fence="true" stretchy="true">[</mo>
        <mrow>
          <mrow>
            <mrow>
              <msub>
                <mi>F</mi>
                <mi>r</mi>
              </msub>
              <mo stretchy="false">−</mo>
              <msub>
                <mi>K</mi>
                <mrow>
                  <mi>r</mi>
                  <mi>,</mi>
                  <mi>s</mi>
                </mrow>
              </msub>
            </mrow>
            <msub>
              <mi>u</mi>
              <mi>s</mi>
            </msub>
          </mrow>
        </mrow>
        <mo fence="true" stretchy="true">]</mo>
      </mrow>
    </mrow>
    <annotation encoding="StarMath 5.0">u_{r'}   {}={}K_{r',r } ^{-1}  ~ left[  F_r - K_{r,s} u_{s} right]</annotation>
  </semantics>
</math>
</file>

<file path=Object 47/content.xml><?xml version="1.0" encoding="utf-8"?>
<math xmlns="http://www.w3.org/1998/Math/MathML" display="block">
  <semantics>
    <mrow>
      <msub>
        <mi>F</mi>
        <mi>s</mi>
      </msub>
      <mrow>
        <mrow/>
        <mo stretchy="false">=</mo>
        <mrow/>
      </mrow>
      <msub>
        <mi>K</mi>
        <mrow>
          <mi>s</mi>
          <mi>,</mi>
          <mi>j</mi>
        </mrow>
      </msub>
      <msub>
        <mi>u</mi>
        <mi>j</mi>
      </msub>
    </mrow>
    <annotation encoding="StarMath 5.0">F_{s}   {}={}K_{s,j } u_{j} </annotation>
  </semantics>
</math>
</file>

<file path=Object 5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sup>
                  <mi>f</mi>
                  <mn>1</mn>
                  <mn>1</mn>
                </msubsup>
              </mtd>
            </mtr>
            <mtr>
              <mtd>
                <msubsup>
                  <mi>f</mi>
                  <mn>2</mn>
                  <mn>1</mn>
                </msubsup>
              </mtd>
            </mtr>
          </mtable>
        </mrow>
        <mo fence="true" stretchy="true">)</mo>
      </mrow>
      <mrow>
        <mrow/>
        <mo stretchy="false">=</mo>
        <mrow/>
      </mrow>
      <msub>
        <mi>k</mi>
        <mn>1</mn>
      </msub>
      <mrow>
        <mo fence="true" stretchy="true">(</mo>
        <mrow>
          <mtable>
            <mtr>
              <mtd>
                <mrow>
                  <mspace width="2em"/>
                  <mn>1</mn>
                </mrow>
              </mtd>
              <mtd>
                <mrow>
                  <mo stretchy="false">−</mo>
                  <mn>1</mn>
                </mrow>
              </mtd>
            </mtr>
            <mtr>
              <mtd>
                <mrow>
                  <mo stretchy="false">−</mo>
                  <mn>1</mn>
                </mrow>
              </mtd>
              <mtd>
                <mrow>
                  <mspace width="2em"/>
                  <mn>1</mn>
                </mrow>
              </mtd>
            </mtr>
          </mtable>
        </mrow>
        <mo fence="true" stretchy="true">)</mo>
      </mrow>
      <mrow>
        <mo fence="true" stretchy="true">(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</mtable>
        </mrow>
        <mo fence="true" stretchy="true">)</mo>
      </mrow>
    </mrow>
    <annotation encoding="StarMath 5.0">left( 
  stack{ f_1 ^1 # f_2 ^1 }
right)
  {}={}
k_1 left(
matrix{
~1 # -1 ## -1 # ~1 }
right)

left( 
  stack{ x_1 # x_2 }
right)</annotation>
  </semantics>
</math>
</file>

<file path=Object 6/content.xml><?xml version="1.0" encoding="utf-8"?>
<math xmlns="http://www.w3.org/1998/Math/MathML" display="block">
  <semantics>
    <mrow>
      <msubsup>
        <mi>k</mi>
        <mi mathvariant="italic">el</mi>
        <mn>1</mn>
      </msubsup>
      <mrow>
        <mrow/>
        <mo stretchy="false">=</mo>
        <mrow/>
      </mrow>
      <msub>
        <mi>k</mi>
        <mn>1</mn>
      </msub>
      <mrow>
        <mo fence="true" stretchy="true">(</mo>
        <mrow>
          <mtable>
            <mtr>
              <mtd>
                <mrow>
                  <mspace width="2em"/>
                  <mn>1</mn>
                </mrow>
              </mtd>
              <mtd>
                <mrow>
                  <mo stretchy="false">−</mo>
                  <mn>1</mn>
                </mrow>
              </mtd>
            </mtr>
            <mtr>
              <mtd>
                <mrow>
                  <mo stretchy="false">−</mo>
                  <mn>1</mn>
                </mrow>
              </mtd>
              <mtd>
                <mrow>
                  <mspace width="2em"/>
                  <mn>1</mn>
                </mrow>
              </mtd>
            </mtr>
          </mtable>
        </mrow>
        <mo fence="true" stretchy="true">)</mo>
      </mrow>
    </mrow>
    <annotation encoding="StarMath 5.0">k_{el} ^1{}={}
k_1 left(
matrix{
~1 # -1 ## -1 # ~1 }
right)</annotation>
  </semantics>
</math>
</file>

<file path=Object 7/content.xml><?xml version="1.0" encoding="utf-8"?>
<math xmlns="http://www.w3.org/1998/Math/MathML">
  <semantics>
    <mrow>
      <msubsup>
        <mi>f</mi>
        <mn>1</mn>
        <mn>2</mn>
      </msubsup>
      <mrow>
        <mrow/>
        <mo stretchy="false">=</mo>
        <mrow>
          <mrow/>
          <mo stretchy="false">−</mo>
          <msub>
            <mi>k</mi>
            <mn>2</mn>
          </msub>
        </mrow>
      </mrow>
      <mfenced open="(" close=")">
        <mrow>
          <mrow>
            <msub>
              <mi>x</mi>
              <mn>3</mn>
            </msub>
            <mo stretchy="false">−</mo>
            <msub>
              <mi>x</mi>
              <mn>2</mn>
            </msub>
          </mrow>
        </mrow>
      </mfenced>
    </mrow>
    <annotation encoding="StarMath 5.0">f_1 ^2 {}={} - k_2 left( x_3 - x_2 right)</annotation>
  </semantics>
</math>
</file>

<file path=Object 8/content.xml><?xml version="1.0" encoding="utf-8"?>
<math xmlns="http://www.w3.org/1998/Math/MathML">
  <semantics>
    <mrow>
      <msubsup>
        <mi>f</mi>
        <mn>2</mn>
        <mn>2</mn>
      </msubsup>
      <mrow>
        <mrow/>
        <mo stretchy="false">=</mo>
        <mrow/>
      </mrow>
      <mi/>
      <msub>
        <mi>k</mi>
        <mn>2</mn>
      </msub>
      <mfenced open="(" close=")">
        <mrow>
          <mrow>
            <msub>
              <mi>x</mi>
              <mn>3</mn>
            </msub>
            <mo stretchy="false">−</mo>
            <msub>
              <mi>x</mi>
              <mn>2</mn>
            </msub>
          </mrow>
        </mrow>
      </mfenced>
    </mrow>
    <annotation encoding="StarMath 5.0">f_2 ^2 {}={}  ~~k_2 left( x_3 - x_2 right)</annotation>
  </semantics>
</math>
</file>

<file path=Object 9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sup>
                  <mi>f</mi>
                  <mn>1</mn>
                  <mn>2</mn>
                </msubsup>
              </mtd>
            </mtr>
            <mtr>
              <mtd>
                <msubsup>
                  <mi>f</mi>
                  <mn>2</mn>
                  <mn>2</mn>
                </msubsup>
              </mtd>
            </mtr>
          </mtable>
        </mrow>
        <mo fence="true" stretchy="true">)</mo>
      </mrow>
      <mrow>
        <mrow/>
        <mo stretchy="false">=</mo>
        <mrow/>
      </mrow>
      <msub>
        <mi>k</mi>
        <mn>2</mn>
      </msub>
      <mrow>
        <mo fence="true" stretchy="true">(</mo>
        <mrow>
          <mtable>
            <mtr>
              <mtd>
                <mrow>
                  <mspace width="2em"/>
                  <mn>1</mn>
                </mrow>
              </mtd>
              <mtd>
                <mrow>
                  <mo stretchy="false">−</mo>
                  <mn>1</mn>
                </mrow>
              </mtd>
            </mtr>
            <mtr>
              <mtd>
                <mrow>
                  <mo stretchy="false">−</mo>
                  <mn>1</mn>
                </mrow>
              </mtd>
              <mtd>
                <mrow>
                  <mspace width="2em"/>
                  <mn>1</mn>
                </mrow>
              </mtd>
            </mtr>
          </mtable>
        </mrow>
        <mo fence="true" stretchy="true">)</mo>
      </mrow>
      <mrow>
        <mo fence="true" stretchy="true">(</mo>
        <mrow>
          <mtable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</mtable>
        </mrow>
        <mo fence="true" stretchy="true">)</mo>
      </mrow>
    </mrow>
    <annotation encoding="StarMath 5.0">left( 
  stack{ f_1 ^2 # f_2 ^2 }
right)
  {}={}
k_2 left(
matrix{
~1 # -1 ## -1 # ~1 }
right)

left( 
  stack{ x_2 # x_3 }
right)</annotation>
  </semantics>
</math>
</file>